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7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fo:background-color="#ffff00"/>
    </style:style>
    <style:style style:name="ce10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0_preprocessato" table:style-name="ta1">
        <table:shapes>
          <draw:frame draw:z-index="0" draw:style-name="gr1" draw:text-style-name="P1" svg:width="26.192cm" svg:height="17.292cm" svg:x="33.841cm" svg:y="0.398cm">
            <draw:object draw:notify-on-update-of-ranges="L0_preprocessato.M2:L0_preprocessato.M16 L0_preprocessato.N2:L0_preprocessato.N16 L0_preprocessato.A2:L0_preprocessato.A94 L0_preprocessato.B2:L0_preprocessato.B94 L0_preprocessato.J2:L0_preprocessato.J75 L0_preprocessato.K2:L0_preprocessato.K75 L0_preprocessato.D2:L0_preprocessato.D84 L0_preprocessato.E2:L0_preprocessato.E84 L0_preprocessato.G2:L0_preprocessato.G79 L0_preprocessato.H2:L0_preprocessato.H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4" table:default-cell-style-name="ce4"/>
        <table:table-column table:style-name="co3" table:number-columns-repeated="1022" table:default-cell-style-name="ce4"/>
        <table:table-row table:style-name="ro1">
          <table:table-cell table:style-name="ce3" office:value-type="string" calcext:value-type="string">
            <text:p>L0</text:p>
          </table:table-cell>
          <table:table-cell table:number-columns-repeated="2"/>
          <table:table-cell table:style-name="ce3" office:value-type="string" calcext:value-type="string">
            <text:p>Magnitude</text:p>
          </table:table-cell>
          <table:table-cell table:number-columns-repeated="2"/>
          <table:table-cell table:style-name="ce3" office:value-type="string" calcext:value-type="string">
            <text:p>Random</text:p>
          </table:table-cell>
          <table:table-cell table:number-columns-repeated="2"/>
          <table:table-cell table:style-name="ce3" office:value-type="string" calcext:value-type="string">
            <text:p>Variational</text:p>
          </table:table-cell>
          <table:table-cell table:number-columns-repeated="2"/>
          <table:table-cell table:style-name="ce3" office:value-type="string" calcext:value-type="string">
            <text:p>Our</text:p>
          </table:table-cell>
          <table:table-cell table:number-columns-repeated="1011"/>
        </table:table-row>
        <table:table-row table:style-name="ro1">
          <table:table-cell office:value-type="float" office:value="0.506843864918" calcext:value-type="float">
            <text:p>0.506843864918</text:p>
          </table:table-cell>
          <table:table-cell office:value-type="float" office:value="26.26" calcext:value-type="float">
            <text:p>26.26</text:p>
          </table:table-cell>
          <table:table-cell/>
          <table:table-cell office:value-type="float" office:value="0.499938368797" calcext:value-type="float">
            <text:p>0.499938368797</text:p>
          </table:table-cell>
          <table:table-cell office:value-type="float" office:value="25.63" calcext:value-type="float">
            <text:p>25.63</text:p>
          </table:table-cell>
          <table:table-cell/>
          <table:table-cell office:value-type="float" office:value="0.499938309193" calcext:value-type="float">
            <text:p>0.499938309193</text:p>
          </table:table-cell>
          <table:table-cell office:value-type="float" office:value="24.24" calcext:value-type="float">
            <text:p>24.24</text:p>
          </table:table-cell>
          <table:table-cell/>
          <table:table-cell office:value-type="float" office:value="0.400576263666" calcext:value-type="float">
            <text:p>0.400576263666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0.436137" calcext:value-type="float">
            <text:p>0.436137</text:p>
          </table:table-cell>
          <table:table-cell office:value-type="float" office:value="26.85" calcext:value-type="float">
            <text:p>26.85</text:p>
          </table:table-cell>
          <table:table-cell table:number-columns-repeated="1010"/>
        </table:table-row>
        <table:table-row table:style-name="ro1">
          <table:table-cell office:value-type="float" office:value="0.510673642159" calcext:value-type="float">
            <text:p>0.510673642159</text:p>
          </table:table-cell>
          <table:table-cell office:value-type="float" office:value="26.61" calcext:value-type="float">
            <text:p>26.61</text:p>
          </table:table-cell>
          <table:table-cell/>
          <table:table-cell office:value-type="float" office:value="0.499992311001" calcext:value-type="float">
            <text:p>0.499992311001</text:p>
          </table:table-cell>
          <table:table-cell office:value-type="float" office:value="26.06" calcext:value-type="float">
            <text:p>26.06</text:p>
          </table:table-cell>
          <table:table-cell/>
          <table:table-cell office:value-type="float" office:value="0.499992251396" calcext:value-type="float">
            <text:p>0.499992251396</text:p>
          </table:table-cell>
          <table:table-cell office:value-type="float" office:value="24.44" calcext:value-type="float">
            <text:p>24.44</text:p>
          </table:table-cell>
          <table:table-cell/>
          <table:table-cell office:value-type="float" office:value="0.48943015933" calcext:value-type="float">
            <text:p>0.48943015933</text:p>
          </table:table-cell>
          <table:table-cell office:value-type="float" office:value="24.45" calcext:value-type="float">
            <text:p>24.45</text:p>
          </table:table-cell>
          <table:table-cell/>
          <table:table-cell table:style-name="ce7" office:value-type="float" office:value="0.4871" calcext:value-type="float">
            <text:p>0.4871</text:p>
          </table:table-cell>
          <table:table-cell office:value-type="float" office:value="27.15" calcext:value-type="float">
            <text:p>27.15</text:p>
          </table:table-cell>
          <table:table-cell table:number-columns-repeated="1010"/>
        </table:table-row>
        <table:table-row table:style-name="ro1">
          <table:table-cell office:value-type="float" office:value="0.517453253269" calcext:value-type="float">
            <text:p>0.517453253269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0.499999940395" calcext:value-type="float">
            <text:p>0.499999940395</text:p>
          </table:table-cell>
          <table:table-cell office:value-type="float" office:value="25.93" calcext:value-type="float">
            <text:p>25.93</text:p>
          </table:table-cell>
          <table:table-cell/>
          <table:table-cell office:value-type="float" office:value="0.499999880791" calcext:value-type="float">
            <text:p>0.499999880791</text:p>
          </table:table-cell>
          <table:table-cell office:value-type="float" office:value="24.27" calcext:value-type="float">
            <text:p>24.27</text:p>
          </table:table-cell>
          <table:table-cell/>
          <table:table-cell office:value-type="float" office:value="0.569544494152" calcext:value-type="float">
            <text:p>0.569544494152</text:p>
          </table:table-cell>
          <table:table-cell office:value-type="float" office:value="25.23" calcext:value-type="float">
            <text:p>25.23</text:p>
          </table:table-cell>
          <table:table-cell/>
          <table:table-cell table:style-name="ce7" office:value-type="float" office:value="0.53521" calcext:value-type="float">
            <text:p>0.53521</text:p>
          </table:table-cell>
          <table:table-cell office:value-type="float" office:value="26.86" calcext:value-type="float">
            <text:p>26.86</text:p>
          </table:table-cell>
          <table:table-cell table:number-columns-repeated="1010"/>
        </table:table-row>
        <table:table-row table:style-name="ro1">
          <table:table-cell office:value-type="float" office:value="0.52461796999" calcext:value-type="float">
            <text:p>0.52461796999</text:p>
          </table:table-cell>
          <table:table-cell office:value-type="float" office:value="26.63" calcext:value-type="float">
            <text:p>26.6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6.21" calcext:value-type="float">
            <text:p>26.21</text:p>
          </table:table-cell>
          <table:table-cell/>
          <table:table-cell office:value-type="float" office:value="0.499999940395" calcext:value-type="float">
            <text:p>0.499999940395</text:p>
          </table:table-cell>
          <table:table-cell office:value-type="float" office:value="24.35" calcext:value-type="float">
            <text:p>24.35</text:p>
          </table:table-cell>
          <table:table-cell/>
          <table:table-cell office:value-type="float" office:value="0.612245798111" calcext:value-type="float">
            <text:p>0.612245798111</text:p>
          </table:table-cell>
          <table:table-cell office:value-type="float" office:value="24.6" calcext:value-type="float">
            <text:p>24.6</text:p>
          </table:table-cell>
          <table:table-cell/>
          <table:table-cell table:style-name="ce7" office:value-type="float" office:value="0.578137" calcext:value-type="float">
            <text:p>0.578137</text:p>
          </table:table-cell>
          <table:table-cell office:value-type="float" office:value="26.53" calcext:value-type="float">
            <text:p>26.53</text:p>
          </table:table-cell>
          <table:table-cell table:number-columns-repeated="1010"/>
        </table:table-row>
        <table:table-row table:style-name="ro1">
          <table:table-cell office:value-type="float" office:value="0.527180612087" calcext:value-type="float">
            <text:p>0.527180612087</text:p>
          </table:table-cell>
          <table:table-cell office:value-type="float" office:value="26.51" calcext:value-type="float">
            <text:p>26.5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6.21" calcext:value-type="float">
            <text:p>26.21</text:p>
          </table:table-cell>
          <table:table-cell/>
          <table:table-cell office:value-type="float" office:value="0.499999940395" calcext:value-type="float">
            <text:p>0.499999940395</text:p>
          </table:table-cell>
          <table:table-cell office:value-type="float" office:value="24.24" calcext:value-type="float">
            <text:p>24.24</text:p>
          </table:table-cell>
          <table:table-cell/>
          <table:table-cell office:value-type="float" office:value="0.613601028919" calcext:value-type="float">
            <text:p>0.613601028919</text:p>
          </table:table-cell>
          <table:table-cell office:value-type="float" office:value="24.02" calcext:value-type="float">
            <text:p>24.02</text:p>
          </table:table-cell>
          <table:table-cell/>
          <table:table-cell table:style-name="ce7" office:value-type="float" office:value="0.61806" calcext:value-type="float">
            <text:p>0.61806</text:p>
          </table:table-cell>
          <table:table-cell office:value-type="float" office:value="26.6" calcext:value-type="float">
            <text:p>26.6</text:p>
          </table:table-cell>
          <table:table-cell table:number-columns-repeated="1010"/>
        </table:table-row>
        <table:table-row table:style-name="ro1">
          <table:table-cell office:value-type="float" office:value="0.531789064407" calcext:value-type="float">
            <text:p>0.531789064407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5.76" calcext:value-type="float">
            <text:p>25.76</text:p>
          </table:table-cell>
          <table:table-cell/>
          <table:table-cell office:value-type="float" office:value="0.499999940395" calcext:value-type="float">
            <text:p>0.499999940395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float" office:value="0.662702620029" calcext:value-type="float">
            <text:p>0.662702620029</text:p>
          </table:table-cell>
          <table:table-cell office:value-type="float" office:value="25.95" calcext:value-type="float">
            <text:p>25.95</text:p>
          </table:table-cell>
          <table:table-cell/>
          <table:table-cell table:style-name="ce8" office:value-type="float" office:value="0.65315" calcext:value-type="float">
            <text:p>0.65315</text:p>
          </table:table-cell>
          <table:table-cell table:style-name="ce9" office:value-type="float" office:value="26.6" calcext:value-type="float">
            <text:p>26.6</text:p>
          </table:table-cell>
          <table:table-cell table:number-columns-repeated="1010"/>
        </table:table-row>
        <table:table-row table:style-name="ro1">
          <table:table-cell office:value-type="float" office:value="0.538296461105" calcext:value-type="float">
            <text:p>0.538296461105</text:p>
          </table:table-cell>
          <table:table-cell office:value-type="float" office:value="26.64" calcext:value-type="float">
            <text:p>26.6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6.33" calcext:value-type="float">
            <text:p>26.33</text:p>
          </table:table-cell>
          <table:table-cell/>
          <table:table-cell office:value-type="float" office:value="0.499999940395" calcext:value-type="float">
            <text:p>0.499999940395</text:p>
          </table:table-cell>
          <table:table-cell office:value-type="float" office:value="24.19" calcext:value-type="float">
            <text:p>24.19</text:p>
          </table:table-cell>
          <table:table-cell/>
          <table:table-cell office:value-type="float" office:value="0.685510218143" calcext:value-type="float">
            <text:p>0.685510218143</text:p>
          </table:table-cell>
          <table:table-cell office:value-type="float" office:value="24.26" calcext:value-type="float">
            <text:p>24.26</text:p>
          </table:table-cell>
          <table:table-cell/>
          <table:table-cell table:style-name="ce7" office:value-type="float" office:value="0.6832" calcext:value-type="float">
            <text:p>0.6832</text:p>
          </table:table-cell>
          <table:table-cell office:value-type="float" office:value="26.81" calcext:value-type="float">
            <text:p>26.81</text:p>
          </table:table-cell>
          <table:table-cell table:number-columns-repeated="1010"/>
        </table:table-row>
        <table:table-row table:style-name="ro1">
          <table:table-cell office:value-type="float" office:value="0.541882038116" calcext:value-type="float">
            <text:p>0.541882038116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.56" calcext:value-type="float">
            <text:p>24.56</text:p>
          </table:table-cell>
          <table:table-cell/>
          <table:table-cell office:value-type="float" office:value="0.700116276741" calcext:value-type="float">
            <text:p>0.700116276741</text:p>
          </table:table-cell>
          <table:table-cell office:value-type="float" office:value="22.91" calcext:value-type="float">
            <text:p>22.91</text:p>
          </table:table-cell>
          <table:table-cell/>
          <table:table-cell table:style-name="ce7" office:value-type="float" office:value="0.711511" calcext:value-type="float">
            <text:p>0.711511</text:p>
          </table:table-cell>
          <table:table-cell office:value-type="float" office:value="26.53" calcext:value-type="float">
            <text:p>26.53</text:p>
          </table:table-cell>
          <table:table-cell table:number-columns-repeated="1010"/>
        </table:table-row>
        <table:table-row table:style-name="ro1">
          <table:table-cell office:value-type="float" office:value="0.551062166691" calcext:value-type="float">
            <text:p>0.551062166691</text:p>
          </table:table-cell>
          <table:table-cell office:value-type="float" office:value="26.44" calcext:value-type="float">
            <text:p>26.4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5.86" calcext:value-type="float">
            <text:p>25.8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.25" calcext:value-type="float">
            <text:p>24.25</text:p>
          </table:table-cell>
          <table:table-cell/>
          <table:table-cell office:value-type="float" office:value="0.707429409027" calcext:value-type="float">
            <text:p>0.707429409027</text:p>
          </table:table-cell>
          <table:table-cell office:value-type="float" office:value="25.63" calcext:value-type="float">
            <text:p>25.63</text:p>
          </table:table-cell>
          <table:table-cell/>
          <table:table-cell table:style-name="ce7" office:value-type="float" office:value="0.737825" calcext:value-type="float">
            <text:p>0.737825</text:p>
          </table:table-cell>
          <table:table-cell office:value-type="float" office:value="26.56" calcext:value-type="float">
            <text:p>26.56</text:p>
          </table:table-cell>
          <table:table-cell table:number-columns-repeated="1010"/>
        </table:table-row>
        <table:table-row table:style-name="ro1">
          <table:table-cell office:value-type="float" office:value="0.556197404861" calcext:value-type="float">
            <text:p>0.556197404861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.45" calcext:value-type="float">
            <text:p>24.45</text:p>
          </table:table-cell>
          <table:table-cell/>
          <table:table-cell office:value-type="float" office:value="0.720368802547" calcext:value-type="float">
            <text:p>0.720368802547</text:p>
          </table:table-cell>
          <table:table-cell office:value-type="float" office:value="23.62" calcext:value-type="float">
            <text:p>23.62</text:p>
          </table:table-cell>
          <table:table-cell/>
          <table:table-cell table:style-name="ce7" office:value-type="float" office:value="0.760307" calcext:value-type="float">
            <text:p>0.760307</text:p>
          </table:table-cell>
          <table:table-cell office:value-type="float" office:value="26.02" calcext:value-type="float">
            <text:p>26.02</text:p>
          </table:table-cell>
          <table:table-cell table:number-columns-repeated="1010"/>
        </table:table-row>
        <table:table-row table:style-name="ro1">
          <table:table-cell office:value-type="float" office:value="0.558106660843" calcext:value-type="float">
            <text:p>0.558106660843</text:p>
          </table:table-cell>
          <table:table-cell office:value-type="float" office:value="26.24" calcext:value-type="float">
            <text:p>26.24</text:p>
          </table:table-cell>
          <table:table-cell/>
          <table:table-cell office:value-type="float" office:value="0.500000059605" calcext:value-type="float">
            <text:p>0.500000059605</text:p>
          </table:table-cell>
          <table:table-cell office:value-type="float" office:value="26.01" calcext:value-type="float">
            <text:p>26.0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.35" calcext:value-type="float">
            <text:p>24.35</text:p>
          </table:table-cell>
          <table:table-cell/>
          <table:table-cell office:value-type="float" office:value="0.747917115688" calcext:value-type="float">
            <text:p>0.747917115688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0.781347" calcext:value-type="float">
            <text:p>0.781347</text:p>
          </table:table-cell>
          <table:table-cell office:value-type="float" office:value="25.87" calcext:value-type="float">
            <text:p>25.87</text:p>
          </table:table-cell>
          <table:table-cell table:number-columns-repeated="1010"/>
        </table:table-row>
        <table:table-row table:style-name="ro1">
          <table:table-cell office:value-type="float" office:value="0.564059138298" calcext:value-type="float">
            <text:p>0.564059138298</text:p>
          </table:table-cell>
          <table:table-cell office:value-type="float" office:value="26.48" calcext:value-type="float">
            <text:p>26.48</text:p>
          </table:table-cell>
          <table:table-cell/>
          <table:table-cell office:value-type="float" office:value="0.500000119209" calcext:value-type="float">
            <text:p>0.500000119209</text:p>
          </table:table-cell>
          <table:table-cell office:value-type="float" office:value="24.16" calcext:value-type="float">
            <text:p>24.16</text:p>
          </table:table-cell>
          <table:table-cell/>
          <table:table-cell office:value-type="float" office:value="0.599925935268" calcext:value-type="float">
            <text:p>0.599925935268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float" office:value="0.757107019424" calcext:value-type="float">
            <text:p>0.757107019424</text:p>
          </table:table-cell>
          <table:table-cell office:value-type="float" office:value="20.45" calcext:value-type="float">
            <text:p>20.45</text:p>
          </table:table-cell>
          <table:table-cell/>
          <table:table-cell table:style-name="ce7" office:value-type="float" office:value="0.799308" calcext:value-type="float">
            <text:p>0.799308</text:p>
          </table:table-cell>
          <table:table-cell office:value-type="float" office:value="25.56" calcext:value-type="float">
            <text:p>25.56</text:p>
          </table:table-cell>
          <table:table-cell table:number-columns-repeated="1010"/>
        </table:table-row>
        <table:table-row table:style-name="ro1">
          <table:table-cell office:value-type="float" office:value="0.567946135998" calcext:value-type="float">
            <text:p>0.567946135998</text:p>
          </table:table-cell>
          <table:table-cell office:value-type="float" office:value="26.26" calcext:value-type="float">
            <text:p>26.26</text:p>
          </table:table-cell>
          <table:table-cell/>
          <table:table-cell office:value-type="float" office:value="0.599926054478" calcext:value-type="float">
            <text:p>0.599926054478</text:p>
          </table:table-cell>
          <table:table-cell office:value-type="float" office:value="25.62" calcext:value-type="float">
            <text:p>25.62</text:p>
          </table:table-cell>
          <table:table-cell/>
          <table:table-cell office:value-type="float" office:value="0.599990725517" calcext:value-type="float">
            <text:p>0.599990725517</text:p>
          </table:table-cell>
          <table:table-cell office:value-type="float" office:value="24.32" calcext:value-type="float">
            <text:p>24.32</text:p>
          </table:table-cell>
          <table:table-cell/>
          <table:table-cell office:value-type="float" office:value="0.759576618671" calcext:value-type="float">
            <text:p>0.759576618671</text:p>
          </table:table-cell>
          <table:table-cell office:value-type="float" office:value="21.86" calcext:value-type="float">
            <text:p>21.86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office:value-type="float" office:value="0.574893474579" calcext:value-type="float">
            <text:p>0.574893474579</text:p>
          </table:table-cell>
          <table:table-cell office:value-type="float" office:value="26.34" calcext:value-type="float">
            <text:p>26.34</text:p>
          </table:table-cell>
          <table:table-cell/>
          <table:table-cell office:value-type="float" office:value="0.599990844727" calcext:value-type="float">
            <text:p>0.599990844727</text:p>
          </table:table-cell>
          <table:table-cell office:value-type="float" office:value="25.65" calcext:value-type="float">
            <text:p>25.65</text:p>
          </table:table-cell>
          <table:table-cell/>
          <table:table-cell office:value-type="float" office:value="0.60000115633" calcext:value-type="float">
            <text:p>0.60000115633</text:p>
          </table:table-cell>
          <table:table-cell office:value-type="float" office:value="23.88" calcext:value-type="float">
            <text:p>23.88</text:p>
          </table:table-cell>
          <table:table-cell/>
          <table:table-cell office:value-type="float" office:value="0.762913584709" calcext:value-type="float">
            <text:p>0.762913584709</text:p>
          </table:table-cell>
          <table:table-cell office:value-type="float" office:value="24.65" calcext:value-type="float">
            <text:p>24.65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office:value-type="float" office:value="0.578327178955" calcext:value-type="float">
            <text:p>0.578327178955</text:p>
          </table:table-cell>
          <table:table-cell office:value-type="float" office:value="26.26" calcext:value-type="float">
            <text:p>26.26</text:p>
          </table:table-cell>
          <table:table-cell/>
          <table:table-cell office:value-type="float" office:value="0.600000739098" calcext:value-type="float">
            <text:p>0.600000739098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0.600001275539" calcext:value-type="float">
            <text:p>0.600001275539</text:p>
          </table:table-cell>
          <table:table-cell office:value-type="float" office:value="23.56" calcext:value-type="float">
            <text:p>23.56</text:p>
          </table:table-cell>
          <table:table-cell/>
          <table:table-cell office:value-type="float" office:value="0.764627158642" calcext:value-type="float">
            <text:p>0.764627158642</text:p>
          </table:table-cell>
          <table:table-cell office:value-type="float" office:value="24.51" calcext:value-type="float">
            <text:p>24.51</text:p>
          </table:table-cell>
          <table:table-cell table:number-columns-repeated="1013"/>
        </table:table-row>
        <table:table-row table:style-name="ro1">
          <table:table-cell office:value-type="float" office:value="0.586418867111" calcext:value-type="float">
            <text:p>0.586418867111</text:p>
          </table:table-cell>
          <table:table-cell office:value-type="float" office:value="26.08" calcext:value-type="float">
            <text:p>26.08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92" calcext:value-type="float">
            <text:p>25.92</text:p>
          </table:table-cell>
          <table:table-cell/>
          <table:table-cell office:value-type="float" office:value="0.600001335144" calcext:value-type="float">
            <text:p>0.600001335144</text:p>
          </table:table-cell>
          <table:table-cell office:value-type="float" office:value="24.23" calcext:value-type="float">
            <text:p>24.23</text:p>
          </table:table-cell>
          <table:table-cell/>
          <table:table-cell office:value-type="float" office:value="0.776925206184" calcext:value-type="float">
            <text:p>0.776925206184</text:p>
          </table:table-cell>
          <table:table-cell office:value-type="float" office:value="20.97" calcext:value-type="float">
            <text:p>20.97</text:p>
          </table:table-cell>
          <table:table-cell table:number-columns-repeated="1013"/>
        </table:table-row>
        <table:table-row table:style-name="ro1">
          <table:table-cell office:value-type="float" office:value="0.588080525398" calcext:value-type="float">
            <text:p>0.588080525398</text:p>
          </table:table-cell>
          <table:table-cell office:value-type="float" office:value="26.02" calcext:value-type="float">
            <text:p>26.02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48" calcext:value-type="float">
            <text:p>25.48</text:p>
          </table:table-cell>
          <table:table-cell/>
          <table:table-cell office:value-type="float" office:value="0.600001335144" calcext:value-type="float">
            <text:p>0.600001335144</text:p>
          </table:table-cell>
          <table:table-cell office:value-type="float" office:value="24.25" calcext:value-type="float">
            <text:p>24.25</text:p>
          </table:table-cell>
          <table:table-cell/>
          <table:table-cell office:value-type="float" office:value="0.780593812466" calcext:value-type="float">
            <text:p>0.780593812466</text:p>
          </table:table-cell>
          <table:table-cell office:value-type="float" office:value="17.71" calcext:value-type="float">
            <text:p>17.71</text:p>
          </table:table-cell>
          <table:table-cell table:number-columns-repeated="1013"/>
        </table:table-row>
        <table:table-row table:style-name="ro1">
          <table:table-cell office:value-type="float" office:value="0.591096878052" calcext:value-type="float">
            <text:p>0.591096878052</text:p>
          </table:table-cell>
          <table:table-cell office:value-type="float" office:value="26.21" calcext:value-type="float">
            <text:p>26.21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94" calcext:value-type="float">
            <text:p>25.94</text:p>
          </table:table-cell>
          <table:table-cell/>
          <table:table-cell office:value-type="float" office:value="0.600001335144" calcext:value-type="float">
            <text:p>0.600001335144</text:p>
          </table:table-cell>
          <table:table-cell office:value-type="float" office:value="23.99" calcext:value-type="float">
            <text:p>23.99</text:p>
          </table:table-cell>
          <table:table-cell/>
          <table:table-cell office:value-type="float" office:value="0.795582354069" calcext:value-type="float">
            <text:p>0.795582354069</text:p>
          </table:table-cell>
          <table:table-cell office:value-type="float" office:value="22.42" calcext:value-type="float">
            <text:p>22.42</text:p>
          </table:table-cell>
          <table:table-cell table:number-columns-repeated="1013"/>
        </table:table-row>
        <table:table-row table:style-name="ro1">
          <table:table-cell office:value-type="float" office:value="0.603384554386" calcext:value-type="float">
            <text:p>0.603384554386</text:p>
          </table:table-cell>
          <table:table-cell office:value-type="float" office:value="26.51" calcext:value-type="float">
            <text:p>26.51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92" calcext:value-type="float">
            <text:p>25.92</text:p>
          </table:table-cell>
          <table:table-cell/>
          <table:table-cell office:value-type="float" office:value="0.600001335144" calcext:value-type="float">
            <text:p>0.600001335144</text:p>
          </table:table-cell>
          <table:table-cell office:value-type="float" office:value="24.09" calcext:value-type="float">
            <text:p>24.09</text:p>
          </table:table-cell>
          <table:table-cell/>
          <table:table-cell office:value-type="float" office:value="0.795797646046" calcext:value-type="float">
            <text:p>0.795797646046</text:p>
          </table:table-cell>
          <table:table-cell office:value-type="float" office:value="19.42" calcext:value-type="float">
            <text:p>19.42</text:p>
          </table:table-cell>
          <table:table-cell table:number-columns-repeated="1013"/>
        </table:table-row>
        <table:table-row table:style-name="ro1">
          <table:table-cell office:value-type="float" office:value="0.610635221004" calcext:value-type="float">
            <text:p>0.610635221004</text:p>
          </table:table-cell>
          <table:table-cell office:value-type="float" office:value="25.99" calcext:value-type="float">
            <text:p>25.99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0.600001335144" calcext:value-type="float">
            <text:p>0.600001335144</text:p>
          </table:table-cell>
          <table:table-cell office:value-type="float" office:value="24.05" calcext:value-type="float">
            <text:p>24.05</text:p>
          </table:table-cell>
          <table:table-cell/>
          <table:table-cell office:value-type="float" office:value="0.797230362892" calcext:value-type="float">
            <text:p>0.797230362892</text:p>
          </table:table-cell>
          <table:table-cell office:value-type="float" office:value="20.04" calcext:value-type="float">
            <text:p>20.04</text:p>
          </table:table-cell>
          <table:table-cell table:number-columns-repeated="1013"/>
        </table:table-row>
        <table:table-row table:style-name="ro1">
          <table:table-cell office:value-type="float" office:value="0.616826534271" calcext:value-type="float">
            <text:p>0.616826534271</text:p>
          </table:table-cell>
          <table:table-cell office:value-type="float" office:value="26.16" calcext:value-type="float">
            <text:p>26.16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31" calcext:value-type="float">
            <text:p>25.31</text:p>
          </table:table-cell>
          <table:table-cell/>
          <table:table-cell office:value-type="float" office:value="0.600001335144" calcext:value-type="float">
            <text:p>0.600001335144</text:p>
          </table:table-cell>
          <table:table-cell office:value-type="float" office:value="24.14" calcext:value-type="float">
            <text:p>24.14</text:p>
          </table:table-cell>
          <table:table-cell/>
          <table:table-cell office:value-type="float" office:value="0.797921419144" calcext:value-type="float">
            <text:p>0.797921419144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office:value-type="float" office:value="0.619610726833" calcext:value-type="float">
            <text:p>0.619610726833</text:p>
          </table:table-cell>
          <table:table-cell office:value-type="float" office:value="26.46" calcext:value-type="float">
            <text:p>26.46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48" calcext:value-type="float">
            <text:p>25.48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4.45" calcext:value-type="float">
            <text:p>24.45</text:p>
          </table:table-cell>
          <table:table-cell/>
          <table:table-cell office:value-type="float" office:value="0.803146123886" calcext:value-type="float">
            <text:p>0.803146123886</text:p>
          </table:table-cell>
          <table:table-cell office:value-type="float" office:value="20.81" calcext:value-type="float">
            <text:p>20.81</text:p>
          </table:table-cell>
          <table:table-cell table:number-columns-repeated="1013"/>
        </table:table-row>
        <table:table-row table:style-name="ro1">
          <table:table-cell office:value-type="float" office:value="0.624015748501" calcext:value-type="float">
            <text:p>0.624015748501</text:p>
          </table:table-cell>
          <table:table-cell office:value-type="float" office:value="26.21" calcext:value-type="float">
            <text:p>26.21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4.13" calcext:value-type="float">
            <text:p>24.13</text:p>
          </table:table-cell>
          <table:table-cell/>
          <table:table-cell office:value-type="float" office:value="0.807768940926" calcext:value-type="float">
            <text:p>0.807768940926</text:p>
          </table:table-cell>
          <table:table-cell office:value-type="float" office:value="7.13" calcext:value-type="float">
            <text:p>7.13</text:p>
          </table:table-cell>
          <table:table-cell table:number-columns-repeated="1013"/>
        </table:table-row>
        <table:table-row table:style-name="ro1">
          <table:table-cell office:value-type="float" office:value="0.632469952106" calcext:value-type="float">
            <text:p>0.632469952106</text:p>
          </table:table-cell>
          <table:table-cell office:value-type="float" office:value="26.16" calcext:value-type="float">
            <text:p>26.16</text:p>
          </table:table-cell>
          <table:table-cell/>
          <table:table-cell office:value-type="float" office:value="0.600001454353" calcext:value-type="float">
            <text:p>0.600001454353</text:p>
          </table:table-cell>
          <table:table-cell office:value-type="float" office:value="25.84" calcext:value-type="float">
            <text:p>25.84</text:p>
          </table:table-cell>
          <table:table-cell/>
          <table:table-cell office:value-type="float" office:value="0.699989199638" calcext:value-type="float">
            <text:p>0.699989199638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0.808640241623" calcext:value-type="float">
            <text:p>0.808640241623</text:p>
          </table:table-cell>
          <table:table-cell office:value-type="float" office:value="13.25" calcext:value-type="float">
            <text:p>13.25</text:p>
          </table:table-cell>
          <table:table-cell table:number-columns-repeated="1013"/>
        </table:table-row>
        <table:table-row table:style-name="ro1">
          <table:table-cell office:value-type="float" office:value="0.636502146721" calcext:value-type="float">
            <text:p>0.636502146721</text:p>
          </table:table-cell>
          <table:table-cell office:value-type="float" office:value="26.08" calcext:value-type="float">
            <text:p>26.08</text:p>
          </table:table-cell>
          <table:table-cell/>
          <table:table-cell office:value-type="float" office:value="0.699912905693" calcext:value-type="float">
            <text:p>0.699912905693</text:p>
          </table:table-cell>
          <table:table-cell office:value-type="float" office:value="23.44" calcext:value-type="float">
            <text:p>23.44</text:p>
          </table:table-cell>
          <table:table-cell/>
          <table:table-cell office:value-type="float" office:value="0.700000286102" calcext:value-type="float">
            <text:p>0.700000286102</text:p>
          </table:table-cell>
          <table:table-cell office:value-type="float" office:value="23.67" calcext:value-type="float">
            <text:p>23.67</text:p>
          </table:table-cell>
          <table:table-cell/>
          <table:table-cell office:value-type="float" office:value="0.81526196003" calcext:value-type="float">
            <text:p>0.81526196003</text:p>
          </table:table-cell>
          <table:table-cell office:value-type="float" office:value="21.65" calcext:value-type="float">
            <text:p>21.65</text:p>
          </table:table-cell>
          <table:table-cell table:number-columns-repeated="1013"/>
        </table:table-row>
        <table:table-row table:style-name="ro1">
          <table:table-cell office:value-type="float" office:value="0.63921546936" calcext:value-type="float">
            <text:p>0.63921546936</text:p>
          </table:table-cell>
          <table:table-cell office:value-type="float" office:value="26.15" calcext:value-type="float">
            <text:p>26.15</text:p>
          </table:table-cell>
          <table:table-cell/>
          <table:table-cell office:value-type="float" office:value="0.699989318848" calcext:value-type="float">
            <text:p>0.699989318848</text:p>
          </table:table-cell>
          <table:table-cell office:value-type="float" office:value="21.37" calcext:value-type="float">
            <text:p>21.37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55" calcext:value-type="float">
            <text:p>23.55</text:p>
          </table:table-cell>
          <table:table-cell/>
          <table:table-cell office:value-type="float" office:value="0.816881477833" calcext:value-type="float">
            <text:p>0.816881477833</text:p>
          </table:table-cell>
          <table:table-cell office:value-type="float" office:value="19.15" calcext:value-type="float">
            <text:p>19.15</text:p>
          </table:table-cell>
          <table:table-cell table:number-columns-repeated="1013"/>
        </table:table-row>
        <table:table-row table:style-name="ro1">
          <table:table-cell office:value-type="float" office:value="0.647702991962" calcext:value-type="float">
            <text:p>0.647702991962</text:p>
          </table:table-cell>
          <table:table-cell office:value-type="float" office:value="25.91" calcext:value-type="float">
            <text:p>25.91</text:p>
          </table:table-cell>
          <table:table-cell/>
          <table:table-cell office:value-type="float" office:value="0.699999988079" calcext:value-type="float">
            <text:p>0.699999988079</text:p>
          </table:table-cell>
          <table:table-cell office:value-type="float" office:value="24.09" calcext:value-type="float">
            <text:p>24.09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4.01" calcext:value-type="float">
            <text:p>24.01</text:p>
          </table:table-cell>
          <table:table-cell/>
          <table:table-cell office:value-type="float" office:value="0.821712195873" calcext:value-type="float">
            <text:p>0.821712195873</text:p>
          </table:table-cell>
          <table:table-cell office:value-type="float" office:value="18.97" calcext:value-type="float">
            <text:p>18.97</text:p>
          </table:table-cell>
          <table:table-cell table:number-columns-repeated="1013"/>
        </table:table-row>
        <table:table-row table:style-name="ro1">
          <table:table-cell office:value-type="float" office:value="0.652709662914" calcext:value-type="float">
            <text:p>0.652709662914</text:p>
          </table:table-cell>
          <table:table-cell office:value-type="float" office:value="25.94" calcext:value-type="float">
            <text:p>25.94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66" calcext:value-type="float">
            <text:p>23.66</text:p>
          </table:table-cell>
          <table:table-cell/>
          <table:table-cell office:value-type="float" office:value="0.822305500507" calcext:value-type="float">
            <text:p>0.822305500507</text:p>
          </table:table-cell>
          <table:table-cell office:value-type="float" office:value="7.39" calcext:value-type="float">
            <text:p>7.39</text:p>
          </table:table-cell>
          <table:table-cell table:number-columns-repeated="1013"/>
        </table:table-row>
        <table:table-row table:style-name="ro1">
          <table:table-cell office:value-type="float" office:value="0.661049962044" calcext:value-type="float">
            <text:p>0.661049962044</text:p>
          </table:table-cell>
          <table:table-cell office:value-type="float" office:value="25.74" calcext:value-type="float">
            <text:p>25.74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5.13" calcext:value-type="float">
            <text:p>25.13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88" calcext:value-type="float">
            <text:p>23.88</text:p>
          </table:table-cell>
          <table:table-cell/>
          <table:table-cell office:value-type="float" office:value="0.8229367733" calcext:value-type="float">
            <text:p>0.8229367733</text:p>
          </table:table-cell>
          <table:table-cell office:value-type="float" office:value="20.6" calcext:value-type="float">
            <text:p>20.6</text:p>
          </table:table-cell>
          <table:table-cell table:number-columns-repeated="1013"/>
        </table:table-row>
        <table:table-row table:style-name="ro1">
          <table:table-cell office:value-type="float" office:value="0.664425909519" calcext:value-type="float">
            <text:p>0.664425909519</text:p>
          </table:table-cell>
          <table:table-cell office:value-type="float" office:value="26.17" calcext:value-type="float">
            <text:p>26.17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4.94" calcext:value-type="float">
            <text:p>24.94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0.824150264263" calcext:value-type="float">
            <text:p>0.824150264263</text:p>
          </table:table-cell>
          <table:table-cell office:value-type="float" office:value="12.06" calcext:value-type="float">
            <text:p>12.06</text:p>
          </table:table-cell>
          <table:table-cell table:number-columns-repeated="1013"/>
        </table:table-row>
        <table:table-row table:style-name="ro1">
          <table:table-cell office:value-type="float" office:value="0.66671860218" calcext:value-type="float">
            <text:p>0.66671860218</text:p>
          </table:table-cell>
          <table:table-cell office:value-type="float" office:value="25.39" calcext:value-type="float">
            <text:p>25.39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5.08" calcext:value-type="float">
            <text:p>25.08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71" calcext:value-type="float">
            <text:p>23.71</text:p>
          </table:table-cell>
          <table:table-cell/>
          <table:table-cell office:value-type="float" office:value="0.830482542515" calcext:value-type="float">
            <text:p>0.830482542515</text:p>
          </table:table-cell>
          <table:table-cell office:value-type="float" office:value="7.68" calcext:value-type="float">
            <text:p>7.68</text:p>
          </table:table-cell>
          <table:table-cell table:number-columns-repeated="1013"/>
        </table:table-row>
        <table:table-row table:style-name="ro1">
          <table:table-cell office:value-type="float" office:value="0.677134633064" calcext:value-type="float">
            <text:p>0.677134633064</text:p>
          </table:table-cell>
          <table:table-cell office:value-type="float" office:value="25.94" calcext:value-type="float">
            <text:p>25.94</text:p>
          </table:table-cell>
          <table:table-cell/>
          <table:table-cell office:value-type="float" office:value="0.700000524521" calcext:value-type="float">
            <text:p>0.700000524521</text:p>
          </table:table-cell>
          <table:table-cell office:value-type="float" office:value="24.84" calcext:value-type="float">
            <text:p>24.84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77" calcext:value-type="float">
            <text:p>23.77</text:p>
          </table:table-cell>
          <table:table-cell/>
          <table:table-cell office:value-type="float" office:value="0.831612348557" calcext:value-type="float">
            <text:p>0.831612348557</text:p>
          </table:table-cell>
          <table:table-cell office:value-type="float" office:value="14.33" calcext:value-type="float">
            <text:p>14.33</text:p>
          </table:table-cell>
          <table:table-cell table:number-columns-repeated="1013"/>
        </table:table-row>
        <table:table-row table:style-name="ro1">
          <table:table-cell office:value-type="float" office:value="0.682471811771" calcext:value-type="float">
            <text:p>0.682471811771</text:p>
          </table:table-cell>
          <table:table-cell office:value-type="float" office:value="25.58" calcext:value-type="float">
            <text:p>25.58</text:p>
          </table:table-cell>
          <table:table-cell/>
          <table:table-cell office:value-type="float" office:value="0.700000524521" calcext:value-type="float">
            <text:p>0.700000524521</text:p>
          </table:table-cell>
          <table:table-cell office:value-type="float" office:value="25.09" calcext:value-type="float">
            <text:p>25.09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68" calcext:value-type="float">
            <text:p>23.68</text:p>
          </table:table-cell>
          <table:table-cell/>
          <table:table-cell office:value-type="float" office:value="0.833659231663" calcext:value-type="float">
            <text:p>0.833659231663</text:p>
          </table:table-cell>
          <table:table-cell office:value-type="float" office:value="2.51" calcext:value-type="float">
            <text:p>2.51</text:p>
          </table:table-cell>
          <table:table-cell table:number-columns-repeated="1013"/>
        </table:table-row>
        <table:table-row table:style-name="ro1">
          <table:table-cell office:value-type="float" office:value="0.68544203043" calcext:value-type="float">
            <text:p>0.68544203043</text:p>
          </table:table-cell>
          <table:table-cell office:value-type="float" office:value="25.63" calcext:value-type="float">
            <text:p>25.63</text:p>
          </table:table-cell>
          <table:table-cell/>
          <table:table-cell office:value-type="float" office:value="0.700000524521" calcext:value-type="float">
            <text:p>0.700000524521</text:p>
          </table:table-cell>
          <table:table-cell office:value-type="float" office:value="25.03" calcext:value-type="float">
            <text:p>25.03</text:p>
          </table:table-cell>
          <table:table-cell/>
          <table:table-cell office:value-type="float" office:value="0.700000405312" calcext:value-type="float">
            <text:p>0.700000405312</text:p>
          </table:table-cell>
          <table:table-cell office:value-type="float" office:value="23.74" calcext:value-type="float">
            <text:p>23.74</text:p>
          </table:table-cell>
          <table:table-cell/>
          <table:table-cell office:value-type="float" office:value="0.836353957653" calcext:value-type="float">
            <text:p>0.836353957653</text:p>
          </table:table-cell>
          <table:table-cell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office:value-type="float" office:value="0.692428052425" calcext:value-type="float">
            <text:p>0.692428052425</text:p>
          </table:table-cell>
          <table:table-cell office:value-type="float" office:value="25.93" calcext:value-type="float">
            <text:p>25.93</text:p>
          </table:table-cell>
          <table:table-cell/>
          <table:table-cell office:value-type="float" office:value="0.700000524521" calcext:value-type="float">
            <text:p>0.700000524521</text:p>
          </table:table-cell>
          <table:table-cell office:value-type="float" office:value="25.21" calcext:value-type="float">
            <text:p>25.21</text:p>
          </table:table-cell>
          <table:table-cell/>
          <table:table-cell office:value-type="float" office:value="0.799971103668" calcext:value-type="float">
            <text:p>0.799971103668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0.837429702282" calcext:value-type="float">
            <text:p>0.837429702282</text:p>
          </table:table-cell>
          <table:table-cell office:value-type="float" office:value="6.66" calcext:value-type="float">
            <text:p>6.66</text:p>
          </table:table-cell>
          <table:table-cell table:number-columns-repeated="1013"/>
        </table:table-row>
        <table:table-row table:style-name="ro1">
          <table:table-cell office:value-type="float" office:value="0.699217617512" calcext:value-type="float">
            <text:p>0.699217617512</text:p>
          </table:table-cell>
          <table:table-cell office:value-type="float" office:value="25.29" calcext:value-type="float">
            <text:p>25.29</text:p>
          </table:table-cell>
          <table:table-cell/>
          <table:table-cell office:value-type="float" office:value="0.700000524521" calcext:value-type="float">
            <text:p>0.700000524521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float" office:value="0.799994528294" calcext:value-type="float">
            <text:p>0.799994528294</text:p>
          </table:table-cell>
          <table:table-cell office:value-type="float" office:value="22.48" calcext:value-type="float">
            <text:p>22.48</text:p>
          </table:table-cell>
          <table:table-cell/>
          <table:table-cell office:value-type="float" office:value="0.842521011829" calcext:value-type="float">
            <text:p>0.842521011829</text:p>
          </table:table-cell>
          <table:table-cell office:value-type="float" office:value="3.17" calcext:value-type="float">
            <text:p>3.17</text:p>
          </table:table-cell>
          <table:table-cell table:number-columns-repeated="1013"/>
        </table:table-row>
        <table:table-row table:style-name="ro1">
          <table:table-cell office:value-type="float" office:value="0.704274654388" calcext:value-type="float">
            <text:p>0.704274654388</text:p>
          </table:table-cell>
          <table:table-cell office:value-type="float" office:value="24.98" calcext:value-type="float">
            <text:p>24.98</text:p>
          </table:table-cell>
          <table:table-cell/>
          <table:table-cell office:value-type="float" office:value="0.799900054932" calcext:value-type="float">
            <text:p>0.799900054932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0.800000965595" calcext:value-type="float">
            <text:p>0.800000965595</text:p>
          </table:table-cell>
          <table:table-cell office:value-type="float" office:value="22.16" calcext:value-type="float">
            <text:p>22.16</text:p>
          </table:table-cell>
          <table:table-cell/>
          <table:table-cell office:value-type="float" office:value="0.842679738998" calcext:value-type="float">
            <text:p>0.842679738998</text:p>
          </table:table-cell>
          <table:table-cell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office:value-type="float" office:value="0.708774745464" calcext:value-type="float">
            <text:p>0.708774745464</text:p>
          </table:table-cell>
          <table:table-cell office:value-type="float" office:value="25.76" calcext:value-type="float">
            <text:p>25.76</text:p>
          </table:table-cell>
          <table:table-cell/>
          <table:table-cell office:value-type="float" office:value="0.799987733364" calcext:value-type="float">
            <text:p>0.799987733364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0.800000965595" calcext:value-type="float">
            <text:p>0.800000965595</text:p>
          </table:table-cell>
          <table:table-cell office:value-type="float" office:value="22.53" calcext:value-type="float">
            <text:p>22.53</text:p>
          </table:table-cell>
          <table:table-cell/>
          <table:table-cell office:value-type="float" office:value="0.844593167305" calcext:value-type="float">
            <text:p>0.844593167305</text:p>
          </table:table-cell>
          <table:table-cell office:value-type="float" office:value="4.47" calcext:value-type="float">
            <text:p>4.47</text:p>
          </table:table-cell>
          <table:table-cell table:number-columns-repeated="1013"/>
        </table:table-row>
        <table:table-row table:style-name="ro1">
          <table:table-cell office:value-type="float" office:value="0.715176820755" calcext:value-type="float">
            <text:p>0.715176820755</text:p>
          </table:table-cell>
          <table:table-cell office:value-type="float" office:value="25.94" calcext:value-type="float">
            <text:p>25.94</text:p>
          </table:table-cell>
          <table:table-cell/>
          <table:table-cell office:value-type="float" office:value="0.799999296665" calcext:value-type="float">
            <text:p>0.799999296665</text:p>
          </table:table-cell>
          <table:table-cell office:value-type="float" office:value="20.29" calcext:value-type="float">
            <text:p>20.29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06" calcext:value-type="float">
            <text:p>22.06</text:p>
          </table:table-cell>
          <table:table-cell/>
          <table:table-cell office:value-type="float" office:value="0.847856581211" calcext:value-type="float">
            <text:p>0.847856581211</text:p>
          </table:table-cell>
          <table:table-cell office:value-type="float" office:value="2.65" calcext:value-type="float">
            <text:p>2.65</text:p>
          </table:table-cell>
          <table:table-cell table:number-columns-repeated="1013"/>
        </table:table-row>
        <table:table-row table:style-name="ro1">
          <table:table-cell office:value-type="float" office:value="0.72055876255" calcext:value-type="float">
            <text:p>0.72055876255</text:p>
          </table:table-cell>
          <table:table-cell office:value-type="float" office:value="25.52" calcext:value-type="float">
            <text:p>25.52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12" calcext:value-type="float">
            <text:p>22.12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78" calcext:value-type="float">
            <text:p>22.78</text:p>
          </table:table-cell>
          <table:table-cell/>
          <table:table-cell office:value-type="float" office:value="0.849018335342" calcext:value-type="float">
            <text:p>0.849018335342</text:p>
          </table:table-cell>
          <table:table-cell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office:value-type="float" office:value="0.727296888828" calcext:value-type="float">
            <text:p>0.727296888828</text:p>
          </table:table-cell>
          <table:table-cell office:value-type="float" office:value="25.32" calcext:value-type="float">
            <text:p>25.32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4.44" calcext:value-type="float">
            <text:p>24.44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67" calcext:value-type="float">
            <text:p>22.67</text:p>
          </table:table-cell>
          <table:table-cell/>
          <table:table-cell office:value-type="float" office:value="0.850210726261" calcext:value-type="float">
            <text:p>0.850210726261</text:p>
          </table:table-cell>
          <table:table-cell office:value-type="float" office:value="1.12" calcext:value-type="float">
            <text:p>1.12</text:p>
          </table:table-cell>
          <table:table-cell table:number-columns-repeated="1013"/>
        </table:table-row>
        <table:table-row table:style-name="ro1">
          <table:table-cell office:value-type="float" office:value="0.733617901802" calcext:value-type="float">
            <text:p>0.733617901802</text:p>
          </table:table-cell>
          <table:table-cell office:value-type="float" office:value="25.48" calcext:value-type="float">
            <text:p>25.48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4.11" calcext:value-type="float">
            <text:p>24.11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0.854529857635" calcext:value-type="float">
            <text:p>0.854529857635</text:p>
          </table:table-cell>
          <table:table-cell office:value-type="float" office:value="2.53" calcext:value-type="float">
            <text:p>2.53</text:p>
          </table:table-cell>
          <table:table-cell table:number-columns-repeated="1013"/>
        </table:table-row>
        <table:table-row table:style-name="ro1">
          <table:table-cell office:value-type="float" office:value="0.743513166904" calcext:value-type="float">
            <text:p>0.743513166904</text:p>
          </table:table-cell>
          <table:table-cell office:value-type="float" office:value="25.26" calcext:value-type="float">
            <text:p>25.26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4.54" calcext:value-type="float">
            <text:p>24.54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0.85502076149" calcext:value-type="float">
            <text:p>0.85502076149</text:p>
          </table:table-cell>
          <table:table-cell office:value-type="float" office:value="21.81" calcext:value-type="float">
            <text:p>21.81</text:p>
          </table:table-cell>
          <table:table-cell table:number-columns-repeated="1013"/>
        </table:table-row>
        <table:table-row table:style-name="ro1">
          <table:table-cell office:value-type="float" office:value="0.744411349297" calcext:value-type="float">
            <text:p>0.744411349297</text:p>
          </table:table-cell>
          <table:table-cell office:value-type="float" office:value="25.17" calcext:value-type="float">
            <text:p>25.17</text:p>
          </table:table-cell>
          <table:table-cell/>
          <table:table-cell office:value-type="float" office:value="0.800001084805" calcext:value-type="float">
            <text:p>0.800001084805</text:p>
          </table:table-cell>
          <table:table-cell office:value-type="float" office:value="24.14" calcext:value-type="float">
            <text:p>24.14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86" calcext:value-type="float">
            <text:p>22.86</text:p>
          </table:table-cell>
          <table:table-cell/>
          <table:table-cell office:value-type="float" office:value="0.859415471554" calcext:value-type="float">
            <text:p>0.859415471554</text:p>
          </table:table-cell>
          <table:table-cell office:value-type="float" office:value="0.84" calcext:value-type="float">
            <text:p>0.84</text:p>
          </table:table-cell>
          <table:table-cell table:number-columns-repeated="1013"/>
        </table:table-row>
        <table:table-row table:style-name="ro1">
          <table:table-cell office:value-type="float" office:value="0.750787258148" calcext:value-type="float">
            <text:p>0.750787258148</text:p>
          </table:table-cell>
          <table:table-cell office:value-type="float" office:value="24.94" calcext:value-type="float">
            <text:p>24.94</text:p>
          </table:table-cell>
          <table:table-cell/>
          <table:table-cell office:value-type="float" office:value="0.800001084805" calcext:value-type="float">
            <text:p>0.800001084805</text:p>
          </table:table-cell>
          <table:table-cell office:value-type="float" office:value="24.55" calcext:value-type="float">
            <text:p>24.55</text:p>
          </table:table-cell>
          <table:table-cell/>
          <table:table-cell office:value-type="float" office:value="0.8000010252" calcext:value-type="float">
            <text:p>0.8000010252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0.860311746597" calcext:value-type="float">
            <text:p>0.860311746597</text:p>
          </table:table-cell>
          <table:table-cell office:value-type="float" office:value="17.68" calcext:value-type="float">
            <text:p>17.68</text:p>
          </table:table-cell>
          <table:table-cell table:number-columns-repeated="1013"/>
        </table:table-row>
        <table:table-row table:style-name="ro1">
          <table:table-cell office:value-type="float" office:value="0.752149581909" calcext:value-type="float">
            <text:p>0.752149581909</text:p>
          </table:table-cell>
          <table:table-cell office:value-type="float" office:value="25.02" calcext:value-type="float">
            <text:p>25.02</text:p>
          </table:table-cell>
          <table:table-cell/>
          <table:table-cell office:value-type="float" office:value="0.800001084805" calcext:value-type="float">
            <text:p>0.800001084805</text:p>
          </table:table-cell>
          <table:table-cell office:value-type="float" office:value="24.56" calcext:value-type="float">
            <text:p>24.56</text:p>
          </table:table-cell>
          <table:table-cell/>
          <table:table-cell office:value-type="float" office:value="0.899967074394" calcext:value-type="float">
            <text:p>0.899967074394</text:p>
          </table:table-cell>
          <table:table-cell office:value-type="float" office:value="16.24" calcext:value-type="float">
            <text:p>16.24</text:p>
          </table:table-cell>
          <table:table-cell/>
          <table:table-cell office:value-type="float" office:value="0.863357961178" calcext:value-type="float">
            <text:p>0.863357961178</text:p>
          </table:table-cell>
          <table:table-cell office:value-type="float" office:value="1.59" calcext:value-type="float">
            <text:p>1.59</text:p>
          </table:table-cell>
          <table:table-cell table:number-columns-repeated="1013"/>
        </table:table-row>
        <table:table-row table:style-name="ro1">
          <table:table-cell office:value-type="float" office:value="0.765317320824" calcext:value-type="float">
            <text:p>0.765317320824</text:p>
          </table:table-cell>
          <table:table-cell office:value-type="float" office:value="25.12" calcext:value-type="float">
            <text:p>25.12</text:p>
          </table:table-cell>
          <table:table-cell/>
          <table:table-cell office:value-type="float" office:value="0.800001084805" calcext:value-type="float">
            <text:p>0.80000108480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899993181229" calcext:value-type="float">
            <text:p>0.89999318122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865615606308" calcext:value-type="float">
            <text:p>0.865615606308</text:p>
          </table:table-cell>
          <table:table-cell office:value-type="float" office:value="0.87" calcext:value-type="float">
            <text:p>0.87</text:p>
          </table:table-cell>
          <table:table-cell table:number-columns-repeated="1013"/>
        </table:table-row>
        <table:table-row table:style-name="ro1">
          <table:table-cell office:value-type="float" office:value="0.767930746078" calcext:value-type="float">
            <text:p>0.767930746078</text:p>
          </table:table-cell>
          <table:table-cell office:value-type="float" office:value="24.89" calcext:value-type="float">
            <text:p>24.89</text:p>
          </table:table-cell>
          <table:table-cell/>
          <table:table-cell office:value-type="float" office:value="0.800001144409" calcext:value-type="float">
            <text:p>0.800001144409</text:p>
          </table:table-cell>
          <table:table-cell office:value-type="float" office:value="24.63" calcext:value-type="float">
            <text:p>24.63</text:p>
          </table:table-cell>
          <table:table-cell/>
          <table:table-cell office:value-type="float" office:value="0.900000631809" calcext:value-type="float">
            <text:p>0.900000631809</text:p>
          </table:table-cell>
          <table:table-cell office:value-type="float" office:value="20.06" calcext:value-type="float">
            <text:p>20.06</text:p>
          </table:table-cell>
          <table:table-cell/>
          <table:table-cell office:value-type="float" office:value="0.868887484074" calcext:value-type="float">
            <text:p>0.868887484074</text:p>
          </table:table-cell>
          <table:table-cell office:value-type="float" office:value="16.01" calcext:value-type="float">
            <text:p>16.01</text:p>
          </table:table-cell>
          <table:table-cell table:number-columns-repeated="1013"/>
        </table:table-row>
        <table:table-row table:style-name="ro1">
          <table:table-cell office:value-type="float" office:value="0.773920118809" calcext:value-type="float">
            <text:p>0.773920118809</text:p>
          </table:table-cell>
          <table:table-cell office:value-type="float" office:value="24.74" calcext:value-type="float">
            <text:p>24.74</text:p>
          </table:table-cell>
          <table:table-cell/>
          <table:table-cell office:value-type="float" office:value="0.899888753891" calcext:value-type="float">
            <text:p>0.89988875389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18.79" calcext:value-type="float">
            <text:p>18.79</text:p>
          </table:table-cell>
          <table:table-cell/>
          <table:table-cell office:value-type="float" office:value="0.8712849617" calcext:value-type="float">
            <text:p>0.8712849617</text:p>
          </table:table-cell>
          <table:table-cell office:value-type="float" office:value="1.57" calcext:value-type="float">
            <text:p>1.57</text:p>
          </table:table-cell>
          <table:table-cell table:number-columns-repeated="1013"/>
        </table:table-row>
        <table:table-row table:style-name="ro1">
          <table:table-cell office:value-type="float" office:value="0.783780515194" calcext:value-type="float">
            <text:p>0.783780515194</text:p>
          </table:table-cell>
          <table:table-cell office:value-type="float" office:value="25.08" calcext:value-type="float">
            <text:p>25.08</text:p>
          </table:table-cell>
          <table:table-cell/>
          <table:table-cell office:value-type="float" office:value="0.899986147881" calcext:value-type="float">
            <text:p>0.899986147881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19.85" calcext:value-type="float">
            <text:p>19.85</text:p>
          </table:table-cell>
          <table:table-cell/>
          <table:table-cell office:value-type="float" office:value="0.872429609299" calcext:value-type="float">
            <text:p>0.872429609299</text:p>
          </table:table-cell>
          <table:table-cell office:value-type="float" office:value="0.81" calcext:value-type="float">
            <text:p>0.81</text:p>
          </table:table-cell>
          <table:table-cell table:number-columns-repeated="1013"/>
        </table:table-row>
        <table:table-row table:style-name="ro1">
          <table:table-cell office:value-type="float" office:value="0.789804279804" calcext:value-type="float">
            <text:p>0.789804279804</text:p>
          </table:table-cell>
          <table:table-cell office:value-type="float" office:value="25.06" calcext:value-type="float">
            <text:p>25.06</text:p>
          </table:table-cell>
          <table:table-cell/>
          <table:table-cell office:value-type="float" office:value="0.900000095367" calcext:value-type="float">
            <text:p>0.900000095367</text:p>
          </table:table-cell>
          <table:table-cell office:value-type="float" office:value="13.78" calcext:value-type="float">
            <text:p>13.78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float" office:value="0.874766111374" calcext:value-type="float">
            <text:p>0.874766111374</text:p>
          </table:table-cell>
          <table:table-cell office:value-type="float" office:value="0.59" calcext:value-type="float">
            <text:p>0.59</text:p>
          </table:table-cell>
          <table:table-cell table:number-columns-repeated="1013"/>
        </table:table-row>
        <table:table-row table:style-name="ro1">
          <table:table-cell office:value-type="float" office:value="0.796103537083" calcext:value-type="float">
            <text:p>0.796103537083</text:p>
          </table:table-cell>
          <table:table-cell office:value-type="float" office:value="24.51" calcext:value-type="float">
            <text:p>24.51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2.89" calcext:value-type="float">
            <text:p>22.89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19.48" calcext:value-type="float">
            <text:p>19.48</text:p>
          </table:table-cell>
          <table:table-cell/>
          <table:table-cell office:value-type="float" office:value="0.876834511757" calcext:value-type="float">
            <text:p>0.876834511757</text:p>
          </table:table-cell>
          <table:table-cell office:value-type="float" office:value="2.79" calcext:value-type="float">
            <text:p>2.79</text:p>
          </table:table-cell>
          <table:table-cell table:number-columns-repeated="1013"/>
        </table:table-row>
        <table:table-row table:style-name="ro1">
          <table:table-cell office:value-type="float" office:value="0.800186991692" calcext:value-type="float">
            <text:p>0.800186991692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3.26" calcext:value-type="float">
            <text:p>23.26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0.24" calcext:value-type="float">
            <text:p>20.24</text:p>
          </table:table-cell>
          <table:table-cell/>
          <table:table-cell office:value-type="float" office:value="0.881281733513" calcext:value-type="float">
            <text:p>0.881281733513</text:p>
          </table:table-cell>
          <table:table-cell office:value-type="float" office:value="0.51" calcext:value-type="float">
            <text:p>0.51</text:p>
          </table:table-cell>
          <table:table-cell table:number-columns-repeated="1013"/>
        </table:table-row>
        <table:table-row table:style-name="ro1">
          <table:table-cell office:value-type="float" office:value="0.807998478413" calcext:value-type="float">
            <text:p>0.807998478413</text:p>
          </table:table-cell>
          <table:table-cell office:value-type="float" office:value="24.52" calcext:value-type="float">
            <text:p>24.52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1.79" calcext:value-type="float">
            <text:p>21.79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0.27" calcext:value-type="float">
            <text:p>20.27</text:p>
          </table:table-cell>
          <table:table-cell/>
          <table:table-cell office:value-type="float" office:value="0.884540736675" calcext:value-type="float">
            <text:p>0.884540736675</text:p>
          </table:table-cell>
          <table:table-cell office:value-type="float" office:value="14.22" calcext:value-type="float">
            <text:p>14.22</text:p>
          </table:table-cell>
          <table:table-cell table:number-columns-repeated="1013"/>
        </table:table-row>
        <table:table-row table:style-name="ro1">
          <table:table-cell office:value-type="float" office:value="0.815214633942" calcext:value-type="float">
            <text:p>0.815214633942</text:p>
          </table:table-cell>
          <table:table-cell office:value-type="float" office:value="24.06" calcext:value-type="float">
            <text:p>24.06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0.54" calcext:value-type="float">
            <text:p>20.54</text:p>
          </table:table-cell>
          <table:table-cell/>
          <table:table-cell office:value-type="float" office:value="0.886802256107" calcext:value-type="float">
            <text:p>0.886802256107</text:p>
          </table:table-cell>
          <table:table-cell office:value-type="float" office:value="2.1" calcext:value-type="float">
            <text:p>2.1</text:p>
          </table:table-cell>
          <table:table-cell table:number-columns-repeated="1013"/>
        </table:table-row>
        <table:table-row table:style-name="ro1">
          <table:table-cell office:value-type="float" office:value="0.822867810726" calcext:value-type="float">
            <text:p>0.822867810726</text:p>
          </table:table-cell>
          <table:table-cell office:value-type="float" office:value="24.27" calcext:value-type="float">
            <text:p>24.27</text:p>
          </table:table-cell>
          <table:table-cell/>
          <table:table-cell office:value-type="float" office:value="0.900000751019" calcext:value-type="float">
            <text:p>0.90000075101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0.67" calcext:value-type="float">
            <text:p>20.67</text:p>
          </table:table-cell>
          <table:table-cell/>
          <table:table-cell office:value-type="float" office:value="0.887131631374" calcext:value-type="float">
            <text:p>0.887131631374</text:p>
          </table:table-cell>
          <table:table-cell office:value-type="float" office:value="1.41" calcext:value-type="float">
            <text:p>1.41</text:p>
          </table:table-cell>
          <table:table-cell table:number-columns-repeated="1013"/>
        </table:table-row>
        <table:table-row table:style-name="ro1">
          <table:table-cell office:value-type="float" office:value="0.83533257246" calcext:value-type="float">
            <text:p>0.83533257246</text:p>
          </table:table-cell>
          <table:table-cell office:value-type="float" office:value="24.23" calcext:value-type="float">
            <text:p>24.23</text:p>
          </table:table-cell>
          <table:table-cell/>
          <table:table-cell office:value-type="float" office:value="0.900000751019" calcext:value-type="float">
            <text:p>0.900000751019</text:p>
          </table:table-cell>
          <table:table-cell office:value-type="float" office:value="23.13" calcext:value-type="float">
            <text:p>23.13</text:p>
          </table:table-cell>
          <table:table-cell/>
          <table:table-cell office:value-type="float" office:value="0.900000691414" calcext:value-type="float">
            <text:p>0.900000691414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float" office:value="0.891255438328" calcext:value-type="float">
            <text:p>0.891255438328</text:p>
          </table:table-cell>
          <table:table-cell office:value-type="float" office:value="0.98" calcext:value-type="float">
            <text:p>0.98</text:p>
          </table:table-cell>
          <table:table-cell table:number-columns-repeated="1013"/>
        </table:table-row>
        <table:table-row table:style-name="ro1">
          <table:table-cell office:value-type="float" office:value="0.840732812881" calcext:value-type="float">
            <text:p>0.84073281288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float" office:value="0.900000751019" calcext:value-type="float">
            <text:p>0.900000751019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float" office:value="0.949992895126" calcext:value-type="float">
            <text:p>0.949992895126</text:p>
          </table:table-cell>
          <table:table-cell office:value-type="float" office:value="13.64" calcext:value-type="float">
            <text:p>13.64</text:p>
          </table:table-cell>
          <table:table-cell/>
          <table:table-cell office:value-type="float" office:value="0.89327943325" calcext:value-type="float">
            <text:p>0.89327943325</text:p>
          </table:table-cell>
          <table:table-cell office:value-type="float" office:value="19.31" calcext:value-type="float">
            <text:p>19.31</text:p>
          </table:table-cell>
          <table:table-cell table:number-columns-repeated="1013"/>
        </table:table-row>
        <table:table-row table:style-name="ro1">
          <table:table-cell office:value-type="float" office:value="0.84387165308" calcext:value-type="float">
            <text:p>0.84387165308</text:p>
          </table:table-cell>
          <table:table-cell office:value-type="float" office:value="23.87" calcext:value-type="float">
            <text:p>23.87</text:p>
          </table:table-cell>
          <table:table-cell/>
          <table:table-cell office:value-type="float" office:value="0.900000751019" calcext:value-type="float">
            <text:p>0.900000751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950000464916" calcext:value-type="float">
            <text:p>0.950000464916</text:p>
          </table:table-cell>
          <table:table-cell office:value-type="float" office:value="16.15" calcext:value-type="float">
            <text:p>16.15</text:p>
          </table:table-cell>
          <table:table-cell/>
          <table:table-cell office:value-type="float" office:value="0.894801914692" calcext:value-type="float">
            <text:p>0.894801914692</text:p>
          </table:table-cell>
          <table:table-cell office:value-type="float" office:value="0.73" calcext:value-type="float">
            <text:p>0.73</text:p>
          </table:table-cell>
          <table:table-cell table:number-columns-repeated="1013"/>
        </table:table-row>
        <table:table-row table:style-name="ro1">
          <table:table-cell office:value-type="float" office:value="0.847429811954" calcext:value-type="float">
            <text:p>0.847429811954</text:p>
          </table:table-cell>
          <table:table-cell office:value-type="float" office:value="23.75" calcext:value-type="float">
            <text:p>23.75</text:p>
          </table:table-cell>
          <table:table-cell/>
          <table:table-cell office:value-type="float" office:value="0.900000810623" calcext:value-type="float">
            <text:p>0.900000810623</text:p>
          </table:table-cell>
          <table:table-cell office:value-type="float" office:value="23.23" calcext:value-type="float">
            <text:p>23.23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4.72" calcext:value-type="float">
            <text:p>14.72</text:p>
          </table:table-cell>
          <table:table-cell/>
          <table:table-cell office:value-type="float" office:value="0.900697767735" calcext:value-type="float">
            <text:p>0.900697767735</text:p>
          </table:table-cell>
          <table:table-cell office:value-type="float" office:value="0.27" calcext:value-type="float">
            <text:p>0.27</text:p>
          </table:table-cell>
          <table:table-cell table:number-columns-repeated="1013"/>
        </table:table-row>
        <table:table-row table:style-name="ro1">
          <table:table-cell office:value-type="float" office:value="0.861137568951" calcext:value-type="float">
            <text:p>0.861137568951</text:p>
          </table:table-cell>
          <table:table-cell office:value-type="float" office:value="23.38" calcext:value-type="float">
            <text:p>23.38</text:p>
          </table:table-cell>
          <table:table-cell/>
          <table:table-cell office:value-type="float" office:value="0.949881792068" calcext:value-type="float">
            <text:p>0.949881792068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float" office:value="0.903463542461" calcext:value-type="float">
            <text:p>0.903463542461</text:p>
          </table:table-cell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0.86761456728" calcext:value-type="float">
            <text:p>0.86761456728</text:p>
          </table:table-cell>
          <table:table-cell office:value-type="float" office:value="23.54" calcext:value-type="float">
            <text:p>23.54</text:p>
          </table:table-cell>
          <table:table-cell/>
          <table:table-cell office:value-type="float" office:value="0.949985444546" calcext:value-type="float">
            <text:p>0.949985444546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6.45" calcext:value-type="float">
            <text:p>16.45</text:p>
          </table:table-cell>
          <table:table-cell/>
          <table:table-cell office:value-type="float" office:value="0.907032430172" calcext:value-type="float">
            <text:p>0.907032430172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float" office:value="0.869241893291" calcext:value-type="float">
            <text:p>0.869241893291</text:p>
          </table:table-cell>
          <table:table-cell office:value-type="float" office:value="23.14" calcext:value-type="float">
            <text:p>23.14</text:p>
          </table:table-cell>
          <table:table-cell/>
          <table:table-cell office:value-type="float" office:value="0.949999928474" calcext:value-type="float">
            <text:p>0.949999928474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4.73" calcext:value-type="float">
            <text:p>14.73</text:p>
          </table:table-cell>
          <table:table-cell/>
          <table:table-cell office:value-type="float" office:value="0.907833635807" calcext:value-type="float">
            <text:p>0.907833635807</text:p>
          </table:table-cell>
          <table:table-cell office:value-type="float" office:value="0.38" calcext:value-type="float">
            <text:p>0.38</text:p>
          </table:table-cell>
          <table:table-cell table:number-columns-repeated="1013"/>
        </table:table-row>
        <table:table-row table:style-name="ro1">
          <table:table-cell office:value-type="float" office:value="0.882563233376" calcext:value-type="float">
            <text:p>0.882563233376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9.04" calcext:value-type="float">
            <text:p>19.04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7.12" calcext:value-type="float">
            <text:p>17.12</text:p>
          </table:table-cell>
          <table:table-cell/>
          <table:table-cell office:value-type="float" office:value="0.907960176468" calcext:value-type="float">
            <text:p>0.907960176468</text:p>
          </table:table-cell>
          <table:table-cell office:value-type="float" office:value="18.5" calcext:value-type="float">
            <text:p>18.5</text:p>
          </table:table-cell>
          <table:table-cell table:number-columns-repeated="1013"/>
        </table:table-row>
        <table:table-row table:style-name="ro1">
          <table:table-cell office:value-type="float" office:value="0.889639258385" calcext:value-type="float">
            <text:p>0.889639258385</text:p>
          </table:table-cell>
          <table:table-cell office:value-type="float" office:value="22.55" calcext:value-type="float">
            <text:p>22.55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20.45" calcext:value-type="float">
            <text:p>20.45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6.56" calcext:value-type="float">
            <text:p>16.56</text:p>
          </table:table-cell>
          <table:table-cell/>
          <table:table-cell office:value-type="float" office:value="0.909615457058" calcext:value-type="float">
            <text:p>0.909615457058</text:p>
          </table:table-cell>
          <table:table-cell office:value-type="float" office:value="4.03" calcext:value-type="float">
            <text:p>4.03</text:p>
          </table:table-cell>
          <table:table-cell table:number-columns-repeated="1013"/>
        </table:table-row>
        <table:table-row table:style-name="ro1">
          <table:table-cell office:value-type="float" office:value="0.890202522278" calcext:value-type="float">
            <text:p>0.890202522278</text:p>
          </table:table-cell>
          <table:table-cell office:value-type="float" office:value="22.97" calcext:value-type="float">
            <text:p>22.97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7.23" calcext:value-type="float">
            <text:p>17.23</text:p>
          </table:table-cell>
          <table:table-cell/>
          <table:table-cell office:value-type="float" office:value="0.91165882349" calcext:value-type="float">
            <text:p>0.91165882349</text:p>
          </table:table-cell>
          <table:table-cell office:value-type="float" office:value="0.18" calcext:value-type="float">
            <text:p>0.18</text:p>
          </table:table-cell>
          <table:table-cell table:number-columns-repeated="1013"/>
        </table:table-row>
        <table:table-row table:style-name="ro1">
          <table:table-cell office:value-type="float" office:value="0.905870318413" calcext:value-type="float">
            <text:p>0.905870318413</text:p>
          </table:table-cell>
          <table:table-cell office:value-type="float" office:value="22.14" calcext:value-type="float">
            <text:p>22.14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20.32" calcext:value-type="float">
            <text:p>20.32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6.15" calcext:value-type="float">
            <text:p>16.15</text:p>
          </table:table-cell>
          <table:table-cell table:number-columns-repeated="1016"/>
        </table:table-row>
        <table:table-row table:style-name="ro1">
          <table:table-cell office:value-type="float" office:value="0.909827589989" calcext:value-type="float">
            <text:p>0.909827589989</text:p>
          </table:table-cell>
          <table:table-cell office:value-type="float" office:value="21.23" calcext:value-type="float">
            <text:p>21.23</text:p>
          </table:table-cell>
          <table:table-cell/>
          <table:table-cell office:value-type="float" office:value="0.950000584126" calcext:value-type="float">
            <text:p>0.950000584126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0.950000524521" calcext:value-type="float">
            <text:p>0.950000524521</text:p>
          </table:table-cell>
          <table:table-cell office:value-type="float" office:value="17.42" calcext:value-type="float">
            <text:p>17.42</text:p>
          </table:table-cell>
          <table:table-cell table:number-columns-repeated="1016"/>
        </table:table-row>
        <table:table-row table:style-name="ro1">
          <table:table-cell office:value-type="float" office:value="0.919579148293" calcext:value-type="float">
            <text:p>0.919579148293</text:p>
          </table:table-cell>
          <table:table-cell office:value-type="float" office:value="21.48" calcext:value-type="float">
            <text:p>21.48</text:p>
          </table:table-cell>
          <table:table-cell/>
          <table:table-cell office:value-type="float" office:value="0.950000584126" calcext:value-type="float">
            <text:p>0.950000584126</text:p>
          </table:table-cell>
          <table:table-cell office:value-type="float" office:value="20.48" calcext:value-type="float">
            <text:p>20.48</text:p>
          </table:table-cell>
          <table:table-cell/>
          <table:table-cell office:value-type="float" office:value="0.979986011982" calcext:value-type="float">
            <text:p>0.979986011982</text:p>
          </table:table-cell>
          <table:table-cell office:value-type="float" office:value="2.4" calcext:value-type="float">
            <text:p>2.4</text:p>
          </table:table-cell>
          <table:table-cell table:number-columns-repeated="1016"/>
        </table:table-row>
        <table:table-row table:style-name="ro1">
          <table:table-cell office:value-type="float" office:value="0.925555229187" calcext:value-type="float">
            <text:p>0.925555229187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0.950000584126" calcext:value-type="float">
            <text:p>0.950000584126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0.980001211166" calcext:value-type="float">
            <text:p>0.980001211166</text:p>
          </table:table-cell>
          <table:table-cell office:value-type="float" office:value="3.83" calcext:value-type="float">
            <text:p>3.83</text:p>
          </table:table-cell>
          <table:table-cell table:number-columns-repeated="1016"/>
        </table:table-row>
        <table:table-row table:style-name="ro1">
          <table:table-cell office:value-type="float" office:value="0.93366420269" calcext:value-type="float">
            <text:p>0.93366420269</text:p>
          </table:table-cell>
          <table:table-cell office:value-type="float" office:value="21.24" calcext:value-type="float">
            <text:p>21.24</text:p>
          </table:table-cell>
          <table:table-cell/>
          <table:table-cell office:value-type="float" office:value="0.950000584126" calcext:value-type="float">
            <text:p>0.950000584126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7.67" calcext:value-type="float">
            <text:p>7.67</text:p>
          </table:table-cell>
          <table:table-cell table:number-columns-repeated="1016"/>
        </table:table-row>
        <table:table-row table:style-name="ro1">
          <table:table-cell office:value-type="float" office:value="0.941744685173" calcext:value-type="float">
            <text:p>0.941744685173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0.95000064373" calcext:value-type="float">
            <text:p>0.95000064373</text:p>
          </table:table-cell>
          <table:table-cell office:value-type="float" office:value="20.75" calcext:value-type="float">
            <text:p>20.75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8.61" calcext:value-type="float">
            <text:p>8.61</text:p>
          </table:table-cell>
          <table:table-cell table:number-columns-repeated="1016"/>
        </table:table-row>
        <table:table-row table:style-name="ro1">
          <table:table-cell office:value-type="float" office:value="0.945438683033" calcext:value-type="float">
            <text:p>0.945438683033</text:p>
          </table:table-cell>
          <table:table-cell office:value-type="float" office:value="19.85" calcext:value-type="float">
            <text:p>19.85</text:p>
          </table:table-cell>
          <table:table-cell/>
          <table:table-cell office:value-type="float" office:value="0.979879081249" calcext:value-type="float">
            <text:p>0.97987908124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8.72" calcext:value-type="float">
            <text:p>8.72</text:p>
          </table:table-cell>
          <table:table-cell table:number-columns-repeated="1016"/>
        </table:table-row>
        <table:table-row table:style-name="ro1">
          <table:table-cell office:value-type="float" office:value="0.954818785191" calcext:value-type="float">
            <text:p>0.954818785191</text:p>
          </table:table-cell>
          <table:table-cell office:value-type="float" office:value="19.69" calcext:value-type="float">
            <text:p>19.69</text:p>
          </table:table-cell>
          <table:table-cell/>
          <table:table-cell office:value-type="float" office:value="0.979986011982" calcext:value-type="float">
            <text:p>0.97998601198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6.89" calcext:value-type="float">
            <text:p>6.89</text:p>
          </table:table-cell>
          <table:table-cell table:number-columns-repeated="1016"/>
        </table:table-row>
        <table:table-row table:style-name="ro1">
          <table:table-cell office:value-type="float" office:value="0.959567964077" calcext:value-type="float">
            <text:p>0.959567964077</text:p>
          </table:table-cell>
          <table:table-cell office:value-type="float" office:value="19.39" calcext:value-type="float">
            <text:p>19.39</text:p>
          </table:table-cell>
          <table:table-cell/>
          <table:table-cell office:value-type="float" office:value="0.979999423027" calcext:value-type="float">
            <text:p>0.979999423027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9.68" calcext:value-type="float">
            <text:p>9.68</text:p>
          </table:table-cell>
          <table:table-cell table:number-columns-repeated="1016"/>
        </table:table-row>
        <table:table-row table:style-name="ro1">
          <table:table-cell office:value-type="float" office:value="0.967341005802" calcext:value-type="float">
            <text:p>0.967341005802</text:p>
          </table:table-cell>
          <table:table-cell office:value-type="float" office:value="18.81" calcext:value-type="float">
            <text:p>18.81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7.15" calcext:value-type="float">
            <text:p>7.1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0.980001270771" calcext:value-type="float">
            <text:p>0.98000127077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10.22" calcext:value-type="float">
            <text:p>10.2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0.980001270771" calcext:value-type="float">
            <text:p>0.980001270771</text:p>
          </table:table-cell>
          <table:table-cell office:value-type="float" office:value="16.01" calcext:value-type="float">
            <text:p>16.01</text:p>
          </table:table-cell>
          <table:table-cell/>
          <table:table-cell office:value-type="float" office:value="0.980001270771" calcext:value-type="float">
            <text:p>0.980001270771</text:p>
          </table:table-cell>
          <table:table-cell office:value-type="float" office:value="9.37" calcext:value-type="float">
            <text:p>9.3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0.980001270771" calcext:value-type="float">
            <text:p>0.980001270771</text:p>
          </table:table-cell>
          <table:table-cell office:value-type="float" office:value="15.31" calcext:value-type="float">
            <text:p>15.3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980001270771" calcext:value-type="float">
            <text:p>0.980001270771</text:p>
          </table:table-cell>
          <table:table-cell office:value-type="float" office:value="15.73" calcext:value-type="float">
            <text:p>15.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980001270771" calcext:value-type="float">
            <text:p>0.980001270771</text:p>
          </table:table-cell>
          <table:table-cell office:value-type="float" office:value="14.23" calcext:value-type="float">
            <text:p>14.2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980001270771" calcext:value-type="float">
            <text:p>0.980001270771</text:p>
          </table:table-cell>
          <table:table-cell office:value-type="float" office:value="16.37" calcext:value-type="float">
            <text:p>16.3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980001270771" calcext:value-type="float">
            <text:p>0.980001270771</text:p>
          </table:table-cell>
          <table:table-cell office:value-type="float" office:value="16.05" calcext:value-type="float">
            <text:p>16.05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6:59:48.7427910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8T17:02:58.076106417</dc:date>
    <meta:editing-duration>PT5H23M24S</meta:editing-duration>
    <meta:editing-cycles>19</meta:editing-cycles>
    <meta:generator>LibreOffice/6.4.4.2$Linux_X86_64 LibreOffice_project/40$Build-2</meta:generator>
    <meta:document-statistic meta:table-count="2" meta:cell-count="6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pline-resolution="30" chart:sort-by-x-values="true" chart:right-angled-axes="true"/>
    </style:style>
    <style:style style:name="ch4" style:family="chart" style:data-style-name="N0">
      <style:chart-properties chart:display-label="true" chart:logarithmic="false" chart:minimum="0.5" chart:maximum="1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15cm" chart:symbol-height="0.1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circle" chart:symbol-width="0.25cm" chart:symbol-height="0.25cm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193cm" svg:height="17.293cm" xlink:href=".." xlink:type="simple" chart:class="chart:scatter" chart:style-name="ch1">
        <chart:legend chart:legend-position="end" svg:x="23.437cm" svg:y="7.351cm" style:legend-expansion="custom" chartooo:width="2.133cm" chartooo:height="2.59cm" style:legend-expansion-aspect-ratio="0.823552123552124" chart:style-name="ch2"/>
        <chart:plot-area chart:style-name="ch3" table:cell-range-address="L0_preprocessato.M2:L0_preprocessato.N16 L0_preprocessato.B2:L0_preprocessato.B94 L0_preprocessato.K2:L0_preprocessato.K75 L0_preprocessato.E2:L0_preprocessato.E84 L0_preprocessato.H2:L0_preprocessato.H79" chart:data-source-has-labels="row" svg:x="1.236cm" svg:y="-0.198cm" svg:width="21.371cm" svg:height="16.911cm">
          <chartooo:coordinate-region svg:x="1.857cm" svg:y="0cm" svg:width="20.656cm" svg:height="16.514cm"/>
          <chart:axis chart:dimension="x" chart:name="primary-x" chart:style-name="ch4">
            <chart:title svg:x="11.282cm" svg:y="16.733cm" chart:style-name="ch5">
              <text:p>Sparsity</text:p>
            </chart:title>
          </chart:axis>
          <chart:axis chart:dimension="y" chart:name="primary-y" chart:style-name="ch6">
            <chart:title svg:x="0.153cm" svg:y="8.738cm" chart:style-name="ch7">
              <text:p>BLEU</text:p>
            </chart:title>
            <chart:grid chart:style-name="ch8" chart:class="major"/>
          </chart:axis>
          <chart:series chart:style-name="ch9" chart:values-cell-range-address="L0_preprocessato.N2:L0_preprocessato.N16" loext:label-string="our" chart:class="chart:scatter">
            <chart:domain table:cell-range-address="L0_preprocessato.M2:L0_preprocessato.M16"/>
            <chart:data-point chart:repeated="15"/>
          </chart:series>
          <chart:series chart:style-name="ch10" chart:values-cell-range-address="L0_preprocessato.B2:L0_preprocessato.B94" loext:label-string="l0" chart:class="chart:scatter">
            <chart:domain table:cell-range-address="L0_preprocessato.A2:L0_preprocessato.A94"/>
            <chart:data-point chart:repeated="17"/>
            <chart:data-point chart:style-name="ch11"/>
            <chart:data-point chart:style-name="ch12"/>
            <chart:data-point chart:repeated="74"/>
          </chart:series>
          <chart:series chart:style-name="ch13" chart:values-cell-range-address="L0_preprocessato.K2:L0_preprocessato.K75" loext:label-string="variational" chart:class="chart:scatter">
            <chart:domain table:cell-range-address="L0_preprocessato.J2:L0_preprocessato.J75"/>
            <chart:data-point chart:repeated="74"/>
          </chart:series>
          <chart:series chart:style-name="ch14" chart:values-cell-range-address="L0_preprocessato.E2:L0_preprocessato.E84" loext:label-string="magnitude" chart:class="chart:scatter">
            <chart:domain table:cell-range-address="L0_preprocessato.D2:L0_preprocessato.D84"/>
            <chart:data-point chart:repeated="83"/>
          </chart:series>
          <chart:series chart:style-name="ch15" chart:values-cell-range-address="L0_preprocessato.H2:L0_preprocessato.H79" loext:label-string="random" chart:class="chart:scatter">
            <chart:domain table:cell-range-address="L0_preprocessato.G2:L0_preprocessato.G79"/>
            <chart:data-point chart:repeated="7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M</text:p>
              </table:table-cell>
              <table:table-cell office:value-type="string">
                <text:p>our</text:p>
              </table:table-cell>
              <table:table-cell office:value-type="string">
                <text:p>Colonna A</text:p>
              </table:table-cell>
              <table:table-cell office:value-type="string">
                <text:p>l0</text:p>
              </table:table-cell>
              <table:table-cell office:value-type="string">
                <text:p>Colonna J</text:p>
              </table:table-cell>
              <table:table-cell office:value-type="string">
                <text:p>variational</text:p>
              </table:table-cell>
              <table:table-cell office:value-type="string">
                <text:p>Colonna D</text:p>
              </table:table-cell>
              <table:table-cell office:value-type="string">
                <text:p>magnitude</text:p>
              </table:table-cell>
              <table:table-cell office:value-type="string">
                <text:p>Colonna G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6137">
                <text:p>0.436137</text:p>
                <draw:g>
                  <svg:desc>L0_preprocessato.M2:L0_preprocessato.M16</svg:desc>
                </draw:g>
              </table:table-cell>
              <table:table-cell office:value-type="float" office:value="26.85">
                <text:p>26.85</text:p>
                <draw:g>
                  <svg:desc>L0_preprocessato.N2:L0_preprocessato.N16</svg:desc>
                </draw:g>
              </table:table-cell>
              <table:table-cell office:value-type="float" office:value="0.506843864918">
                <text:p>0.506843864918</text:p>
                <draw:g>
                  <svg:desc>L0_preprocessato.A2:L0_preprocessato.A94</svg:desc>
                </draw:g>
              </table:table-cell>
              <table:table-cell office:value-type="float" office:value="26.26">
                <text:p>26.26</text:p>
                <draw:g>
                  <svg:desc>L0_preprocessato.B2:L0_preprocessato.B94</svg:desc>
                </draw:g>
              </table:table-cell>
              <table:table-cell office:value-type="float" office:value="0.400576263666">
                <text:p>0.400576263666</text:p>
                <draw:g>
                  <svg:desc>L0_preprocessato.J2:L0_preprocessato.J75</svg:desc>
                </draw:g>
              </table:table-cell>
              <table:table-cell office:value-type="float" office:value="24.6">
                <text:p>24.6</text:p>
                <draw:g>
                  <svg:desc>L0_preprocessato.K2:L0_preprocessato.K75</svg:desc>
                </draw:g>
              </table:table-cell>
              <table:table-cell office:value-type="float" office:value="0.499938368797">
                <text:p>0.499938368797</text:p>
                <draw:g>
                  <svg:desc>L0_preprocessato.D2:L0_preprocessato.D84</svg:desc>
                </draw:g>
              </table:table-cell>
              <table:table-cell office:value-type="float" office:value="25.63">
                <text:p>25.63</text:p>
                <draw:g>
                  <svg:desc>L0_preprocessato.E2:L0_preprocessato.E84</svg:desc>
                </draw:g>
              </table:table-cell>
              <table:table-cell office:value-type="float" office:value="0.499938309193">
                <text:p>0.499938309193</text:p>
                <draw:g>
                  <svg:desc>L0_preprocessato.G2:L0_preprocessato.G79</svg:desc>
                </draw:g>
              </table:table-cell>
              <table:table-cell office:value-type="float" office:value="24.24">
                <text:p>24.24</text:p>
                <draw:g>
                  <svg:desc>L0_preprocessato.H2:L0_preprocessato.H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71">
                <text:p>0.4871</text:p>
              </table:table-cell>
              <table:table-cell office:value-type="float" office:value="27.15">
                <text:p>27.15</text:p>
              </table:table-cell>
              <table:table-cell office:value-type="float" office:value="0.510673642159">
                <text:p>0.510673642159</text:p>
              </table:table-cell>
              <table:table-cell office:value-type="float" office:value="26.61">
                <text:p>26.61</text:p>
              </table:table-cell>
              <table:table-cell office:value-type="float" office:value="0.48943015933">
                <text:p>0.48943015933</text:p>
              </table:table-cell>
              <table:table-cell office:value-type="float" office:value="24.45">
                <text:p>24.45</text:p>
              </table:table-cell>
              <table:table-cell office:value-type="float" office:value="0.499992311001">
                <text:p>0.499992311001</text:p>
              </table:table-cell>
              <table:table-cell office:value-type="float" office:value="26.06">
                <text:p>26.06</text:p>
              </table:table-cell>
              <table:table-cell office:value-type="float" office:value="0.499992251396">
                <text:p>0.499992251396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21">
                <text:p>0.53521</text:p>
              </table:table-cell>
              <table:table-cell office:value-type="float" office:value="26.86">
                <text:p>26.86</text:p>
              </table:table-cell>
              <table:table-cell office:value-type="float" office:value="0.517453253269">
                <text:p>0.517453253269</text:p>
              </table:table-cell>
              <table:table-cell office:value-type="float" office:value="26.39">
                <text:p>26.39</text:p>
              </table:table-cell>
              <table:table-cell office:value-type="float" office:value="0.569544494152">
                <text:p>0.569544494152</text:p>
              </table:table-cell>
              <table:table-cell office:value-type="float" office:value="25.23">
                <text:p>25.23</text:p>
              </table:table-cell>
              <table:table-cell office:value-type="float" office:value="0.499999940395">
                <text:p>0.499999940395</text:p>
              </table:table-cell>
              <table:table-cell office:value-type="float" office:value="25.93">
                <text:p>25.93</text:p>
              </table:table-cell>
              <table:table-cell office:value-type="float" office:value="0.499999880791">
                <text:p>0.499999880791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8137">
                <text:p>0.578137</text:p>
              </table:table-cell>
              <table:table-cell office:value-type="float" office:value="26.53">
                <text:p>26.53</text:p>
              </table:table-cell>
              <table:table-cell office:value-type="float" office:value="0.52461796999">
                <text:p>0.52461796999</text:p>
              </table:table-cell>
              <table:table-cell office:value-type="float" office:value="26.63">
                <text:p>26.63</text:p>
              </table:table-cell>
              <table:table-cell office:value-type="float" office:value="0.612245798111">
                <text:p>0.612245798111</text:p>
              </table:table-cell>
              <table:table-cell office:value-type="float" office:value="24.6">
                <text:p>24.6</text:p>
              </table:table-cell>
              <table:table-cell office:value-type="float" office:value="0.5">
                <text:p>0.5</text:p>
              </table:table-cell>
              <table:table-cell office:value-type="float" office:value="26.21">
                <text:p>26.21</text:p>
              </table:table-cell>
              <table:table-cell office:value-type="float" office:value="0.499999940395">
                <text:p>0.499999940395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806">
                <text:p>0.61806</text:p>
              </table:table-cell>
              <table:table-cell office:value-type="float" office:value="26.6">
                <text:p>26.6</text:p>
              </table:table-cell>
              <table:table-cell office:value-type="float" office:value="0.527180612087">
                <text:p>0.527180612087</text:p>
              </table:table-cell>
              <table:table-cell office:value-type="float" office:value="26.51">
                <text:p>26.51</text:p>
              </table:table-cell>
              <table:table-cell office:value-type="float" office:value="0.613601028919">
                <text:p>0.613601028919</text:p>
              </table:table-cell>
              <table:table-cell office:value-type="float" office:value="24.02">
                <text:p>24.02</text:p>
              </table:table-cell>
              <table:table-cell office:value-type="float" office:value="0.5">
                <text:p>0.5</text:p>
              </table:table-cell>
              <table:table-cell office:value-type="float" office:value="26.21">
                <text:p>26.21</text:p>
              </table:table-cell>
              <table:table-cell office:value-type="float" office:value="0.499999940395">
                <text:p>0.499999940395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315">
                <text:p>0.65315</text:p>
              </table:table-cell>
              <table:table-cell office:value-type="float" office:value="26.6">
                <text:p>26.6</text:p>
              </table:table-cell>
              <table:table-cell office:value-type="float" office:value="0.531789064407">
                <text:p>0.531789064407</text:p>
              </table:table-cell>
              <table:table-cell office:value-type="float" office:value="26.3">
                <text:p>26.3</text:p>
              </table:table-cell>
              <table:table-cell office:value-type="float" office:value="0.662702620029">
                <text:p>0.662702620029</text:p>
              </table:table-cell>
              <table:table-cell office:value-type="float" office:value="25.95">
                <text:p>25.95</text:p>
              </table:table-cell>
              <table:table-cell office:value-type="float" office:value="0.5">
                <text:p>0.5</text:p>
              </table:table-cell>
              <table:table-cell office:value-type="float" office:value="25.76">
                <text:p>25.76</text:p>
              </table:table-cell>
              <table:table-cell office:value-type="float" office:value="0.499999940395">
                <text:p>0.499999940395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2">
                <text:p>0.6832</text:p>
              </table:table-cell>
              <table:table-cell office:value-type="float" office:value="26.81">
                <text:p>26.81</text:p>
              </table:table-cell>
              <table:table-cell office:value-type="float" office:value="0.538296461105">
                <text:p>0.538296461105</text:p>
              </table:table-cell>
              <table:table-cell office:value-type="float" office:value="26.64">
                <text:p>26.64</text:p>
              </table:table-cell>
              <table:table-cell office:value-type="float" office:value="0.685510218143">
                <text:p>0.685510218143</text:p>
              </table:table-cell>
              <table:table-cell office:value-type="float" office:value="24.26">
                <text:p>24.26</text:p>
              </table:table-cell>
              <table:table-cell office:value-type="float" office:value="0.5">
                <text:p>0.5</text:p>
              </table:table-cell>
              <table:table-cell office:value-type="float" office:value="26.33">
                <text:p>26.33</text:p>
              </table:table-cell>
              <table:table-cell office:value-type="float" office:value="0.499999940395">
                <text:p>0.49999994039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1511">
                <text:p>0.711511</text:p>
              </table:table-cell>
              <table:table-cell office:value-type="float" office:value="26.53">
                <text:p>26.53</text:p>
              </table:table-cell>
              <table:table-cell office:value-type="float" office:value="0.541882038116">
                <text:p>0.541882038116</text:p>
              </table:table-cell>
              <table:table-cell office:value-type="float" office:value="26.4">
                <text:p>26.4</text:p>
              </table:table-cell>
              <table:table-cell office:value-type="float" office:value="0.700116276741">
                <text:p>0.700116276741</text:p>
              </table:table-cell>
              <table:table-cell office:value-type="float" office:value="22.91">
                <text:p>22.91</text:p>
              </table:table-cell>
              <table:table-cell office:value-type="float" office:value="0.5">
                <text:p>0.5</text:p>
              </table:table-cell>
              <table:table-cell office:value-type="float" office:value="26.25">
                <text:p>26.25</text:p>
              </table:table-cell>
              <table:table-cell office:value-type="float" office:value="0.5">
                <text:p>0.5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7825">
                <text:p>0.737825</text:p>
              </table:table-cell>
              <table:table-cell office:value-type="float" office:value="26.56">
                <text:p>26.56</text:p>
              </table:table-cell>
              <table:table-cell office:value-type="float" office:value="0.551062166691">
                <text:p>0.551062166691</text:p>
              </table:table-cell>
              <table:table-cell office:value-type="float" office:value="26.44">
                <text:p>26.44</text:p>
              </table:table-cell>
              <table:table-cell office:value-type="float" office:value="0.707429409027">
                <text:p>0.707429409027</text:p>
              </table:table-cell>
              <table:table-cell office:value-type="float" office:value="25.63">
                <text:p>25.63</text:p>
              </table:table-cell>
              <table:table-cell office:value-type="float" office:value="0.5">
                <text:p>0.5</text:p>
              </table:table-cell>
              <table:table-cell office:value-type="float" office:value="25.86">
                <text:p>25.86</text:p>
              </table:table-cell>
              <table:table-cell office:value-type="float" office:value="0.5">
                <text:p>0.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0307">
                <text:p>0.760307</text:p>
              </table:table-cell>
              <table:table-cell office:value-type="float" office:value="26.02">
                <text:p>26.02</text:p>
              </table:table-cell>
              <table:table-cell office:value-type="float" office:value="0.556197404861">
                <text:p>0.556197404861</text:p>
              </table:table-cell>
              <table:table-cell office:value-type="float" office:value="26.5">
                <text:p>26.5</text:p>
              </table:table-cell>
              <table:table-cell office:value-type="float" office:value="0.720368802547">
                <text:p>0.720368802547</text:p>
              </table:table-cell>
              <table:table-cell office:value-type="float" office:value="23.62">
                <text:p>23.62</text:p>
              </table:table-cell>
              <table:table-cell office:value-type="float" office:value="0.5">
                <text:p>0.5</text:p>
              </table:table-cell>
              <table:table-cell office:value-type="float" office:value="25.7">
                <text:p>25.7</text:p>
              </table:table-cell>
              <table:table-cell office:value-type="float" office:value="0.5">
                <text:p>0.5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1347">
                <text:p>0.781347</text:p>
              </table:table-cell>
              <table:table-cell office:value-type="float" office:value="25.87">
                <text:p>25.87</text:p>
              </table:table-cell>
              <table:table-cell office:value-type="float" office:value="0.558106660843">
                <text:p>0.558106660843</text:p>
              </table:table-cell>
              <table:table-cell office:value-type="float" office:value="26.24">
                <text:p>26.24</text:p>
              </table:table-cell>
              <table:table-cell office:value-type="float" office:value="0.747917115688">
                <text:p>0.747917115688</text:p>
              </table:table-cell>
              <table:table-cell office:value-type="float" office:value="22.4">
                <text:p>22.4</text:p>
              </table:table-cell>
              <table:table-cell office:value-type="float" office:value="0.500000059605">
                <text:p>0.500000059605</text:p>
              </table:table-cell>
              <table:table-cell office:value-type="float" office:value="26.01">
                <text:p>26.01</text:p>
              </table:table-cell>
              <table:table-cell office:value-type="float" office:value="0.5">
                <text:p>0.5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9308">
                <text:p>0.799308</text:p>
              </table:table-cell>
              <table:table-cell office:value-type="float" office:value="25.56">
                <text:p>25.56</text:p>
              </table:table-cell>
              <table:table-cell office:value-type="float" office:value="0.564059138298">
                <text:p>0.564059138298</text:p>
              </table:table-cell>
              <table:table-cell office:value-type="float" office:value="26.48">
                <text:p>26.48</text:p>
              </table:table-cell>
              <table:table-cell office:value-type="float" office:value="0.757107019424">
                <text:p>0.757107019424</text:p>
              </table:table-cell>
              <table:table-cell office:value-type="float" office:value="20.45">
                <text:p>20.45</text:p>
              </table:table-cell>
              <table:table-cell office:value-type="float" office:value="0.500000119209">
                <text:p>0.500000119209</text:p>
              </table:table-cell>
              <table:table-cell office:value-type="float" office:value="24.16">
                <text:p>24.16</text:p>
              </table:table-cell>
              <table:table-cell office:value-type="float" office:value="0.599925935268">
                <text:p>0.599925935268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46135998">
                <text:p>0.567946135998</text:p>
              </table:table-cell>
              <table:table-cell office:value-type="float" office:value="26.26">
                <text:p>26.26</text:p>
              </table:table-cell>
              <table:table-cell office:value-type="float" office:value="0.759576618671">
                <text:p>0.759576618671</text:p>
              </table:table-cell>
              <table:table-cell office:value-type="float" office:value="21.86">
                <text:p>21.86</text:p>
              </table:table-cell>
              <table:table-cell office:value-type="float" office:value="0.599926054478">
                <text:p>0.599926054478</text:p>
              </table:table-cell>
              <table:table-cell office:value-type="float" office:value="25.62">
                <text:p>25.62</text:p>
              </table:table-cell>
              <table:table-cell office:value-type="float" office:value="0.599990725517">
                <text:p>0.599990725517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893474579">
                <text:p>0.574893474579</text:p>
              </table:table-cell>
              <table:table-cell office:value-type="float" office:value="26.34">
                <text:p>26.34</text:p>
              </table:table-cell>
              <table:table-cell office:value-type="float" office:value="0.762913584709">
                <text:p>0.762913584709</text:p>
              </table:table-cell>
              <table:table-cell office:value-type="float" office:value="24.65">
                <text:p>24.65</text:p>
              </table:table-cell>
              <table:table-cell office:value-type="float" office:value="0.599990844727">
                <text:p>0.599990844727</text:p>
              </table:table-cell>
              <table:table-cell office:value-type="float" office:value="25.65">
                <text:p>25.65</text:p>
              </table:table-cell>
              <table:table-cell office:value-type="float" office:value="0.60000115633">
                <text:p>0.60000115633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327178955">
                <text:p>0.578327178955</text:p>
              </table:table-cell>
              <table:table-cell office:value-type="float" office:value="26.26">
                <text:p>26.26</text:p>
              </table:table-cell>
              <table:table-cell office:value-type="float" office:value="0.764627158642">
                <text:p>0.764627158642</text:p>
              </table:table-cell>
              <table:table-cell office:value-type="float" office:value="24.51">
                <text:p>24.51</text:p>
              </table:table-cell>
              <table:table-cell office:value-type="float" office:value="0.600000739098">
                <text:p>0.600000739098</text:p>
              </table:table-cell>
              <table:table-cell office:value-type="float" office:value="24.9">
                <text:p>24.9</text:p>
              </table:table-cell>
              <table:table-cell office:value-type="float" office:value="0.600001275539">
                <text:p>0.600001275539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418867111">
                <text:p>0.586418867111</text:p>
              </table:table-cell>
              <table:table-cell office:value-type="float" office:value="26.08">
                <text:p>26.08</text:p>
              </table:table-cell>
              <table:table-cell office:value-type="float" office:value="0.776925206184">
                <text:p>0.776925206184</text:p>
              </table:table-cell>
              <table:table-cell office:value-type="float" office:value="20.97">
                <text:p>20.97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92">
                <text:p>25.92</text:p>
              </table:table-cell>
              <table:table-cell office:value-type="float" office:value="0.600001335144">
                <text:p>0.600001335144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080525398">
                <text:p>0.588080525398</text:p>
              </table:table-cell>
              <table:table-cell office:value-type="float" office:value="26.02">
                <text:p>26.02</text:p>
              </table:table-cell>
              <table:table-cell office:value-type="float" office:value="0.780593812466">
                <text:p>0.780593812466</text:p>
              </table:table-cell>
              <table:table-cell office:value-type="float" office:value="17.71">
                <text:p>17.71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48">
                <text:p>25.48</text:p>
              </table:table-cell>
              <table:table-cell office:value-type="float" office:value="0.600001335144">
                <text:p>0.600001335144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096878052">
                <text:p>0.591096878052</text:p>
              </table:table-cell>
              <table:table-cell office:value-type="float" office:value="26.21">
                <text:p>26.21</text:p>
              </table:table-cell>
              <table:table-cell office:value-type="float" office:value="0.795582354069">
                <text:p>0.795582354069</text:p>
              </table:table-cell>
              <table:table-cell office:value-type="float" office:value="22.42">
                <text:p>22.42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94">
                <text:p>25.94</text:p>
              </table:table-cell>
              <table:table-cell office:value-type="float" office:value="0.600001335144">
                <text:p>0.600001335144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384554386">
                <text:p>0.603384554386</text:p>
              </table:table-cell>
              <table:table-cell office:value-type="float" office:value="26.51">
                <text:p>26.51</text:p>
              </table:table-cell>
              <table:table-cell office:value-type="float" office:value="0.795797646046">
                <text:p>0.795797646046</text:p>
              </table:table-cell>
              <table:table-cell office:value-type="float" office:value="19.42">
                <text:p>19.42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92">
                <text:p>25.92</text:p>
              </table:table-cell>
              <table:table-cell office:value-type="float" office:value="0.600001335144">
                <text:p>0.600001335144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635221004">
                <text:p>0.610635221004</text:p>
              </table:table-cell>
              <table:table-cell office:value-type="float" office:value="25.99">
                <text:p>25.99</text:p>
              </table:table-cell>
              <table:table-cell office:value-type="float" office:value="0.797230362892">
                <text:p>0.797230362892</text:p>
              </table:table-cell>
              <table:table-cell office:value-type="float" office:value="20.04">
                <text:p>20.04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6">
                <text:p>25.6</text:p>
              </table:table-cell>
              <table:table-cell office:value-type="float" office:value="0.600001335144">
                <text:p>0.600001335144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826534271">
                <text:p>0.616826534271</text:p>
              </table:table-cell>
              <table:table-cell office:value-type="float" office:value="26.16">
                <text:p>26.16</text:p>
              </table:table-cell>
              <table:table-cell office:value-type="float" office:value="0.797921419144">
                <text:p>0.797921419144</text:p>
              </table:table-cell>
              <table:table-cell office:value-type="float" office:value="15.94">
                <text:p>15.94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31">
                <text:p>25.31</text:p>
              </table:table-cell>
              <table:table-cell office:value-type="float" office:value="0.600001335144">
                <text:p>0.600001335144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610726833">
                <text:p>0.619610726833</text:p>
              </table:table-cell>
              <table:table-cell office:value-type="float" office:value="26.46">
                <text:p>26.46</text:p>
              </table:table-cell>
              <table:table-cell office:value-type="float" office:value="0.803146123886">
                <text:p>0.803146123886</text:p>
              </table:table-cell>
              <table:table-cell office:value-type="float" office:value="20.81">
                <text:p>20.81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48">
                <text:p>25.48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015748501">
                <text:p>0.624015748501</text:p>
              </table:table-cell>
              <table:table-cell office:value-type="float" office:value="26.21">
                <text:p>26.21</text:p>
              </table:table-cell>
              <table:table-cell office:value-type="float" office:value="0.807768940926">
                <text:p>0.807768940926</text:p>
              </table:table-cell>
              <table:table-cell office:value-type="float" office:value="7.13">
                <text:p>7.13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3">
                <text:p>25.3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469952106">
                <text:p>0.632469952106</text:p>
              </table:table-cell>
              <table:table-cell office:value-type="float" office:value="26.16">
                <text:p>26.16</text:p>
              </table:table-cell>
              <table:table-cell office:value-type="float" office:value="0.808640241623">
                <text:p>0.808640241623</text:p>
              </table:table-cell>
              <table:table-cell office:value-type="float" office:value="13.25">
                <text:p>13.25</text:p>
              </table:table-cell>
              <table:table-cell office:value-type="float" office:value="0.600001454353">
                <text:p>0.600001454353</text:p>
              </table:table-cell>
              <table:table-cell office:value-type="float" office:value="25.84">
                <text:p>25.84</text:p>
              </table:table-cell>
              <table:table-cell office:value-type="float" office:value="0.699989199638">
                <text:p>0.69998919963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502146721">
                <text:p>0.636502146721</text:p>
              </table:table-cell>
              <table:table-cell office:value-type="float" office:value="26.08">
                <text:p>26.08</text:p>
              </table:table-cell>
              <table:table-cell office:value-type="float" office:value="0.81526196003">
                <text:p>0.81526196003</text:p>
              </table:table-cell>
              <table:table-cell office:value-type="float" office:value="21.65">
                <text:p>21.65</text:p>
              </table:table-cell>
              <table:table-cell office:value-type="float" office:value="0.699912905693">
                <text:p>0.699912905693</text:p>
              </table:table-cell>
              <table:table-cell office:value-type="float" office:value="23.44">
                <text:p>23.44</text:p>
              </table:table-cell>
              <table:table-cell office:value-type="float" office:value="0.700000286102">
                <text:p>0.700000286102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21546936">
                <text:p>0.63921546936</text:p>
              </table:table-cell>
              <table:table-cell office:value-type="float" office:value="26.15">
                <text:p>26.15</text:p>
              </table:table-cell>
              <table:table-cell office:value-type="float" office:value="0.816881477833">
                <text:p>0.816881477833</text:p>
              </table:table-cell>
              <table:table-cell office:value-type="float" office:value="19.15">
                <text:p>19.15</text:p>
              </table:table-cell>
              <table:table-cell office:value-type="float" office:value="0.699989318848">
                <text:p>0.699989318848</text:p>
              </table:table-cell>
              <table:table-cell office:value-type="float" office:value="21.37">
                <text:p>21.37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702991962">
                <text:p>0.647702991962</text:p>
              </table:table-cell>
              <table:table-cell office:value-type="float" office:value="25.91">
                <text:p>25.91</text:p>
              </table:table-cell>
              <table:table-cell office:value-type="float" office:value="0.821712195873">
                <text:p>0.821712195873</text:p>
              </table:table-cell>
              <table:table-cell office:value-type="float" office:value="18.97">
                <text:p>18.97</text:p>
              </table:table-cell>
              <table:table-cell office:value-type="float" office:value="0.699999988079">
                <text:p>0.699999988079</text:p>
              </table:table-cell>
              <table:table-cell office:value-type="float" office:value="24.09">
                <text:p>24.09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709662914">
                <text:p>0.652709662914</text:p>
              </table:table-cell>
              <table:table-cell office:value-type="float" office:value="25.94">
                <text:p>25.94</text:p>
              </table:table-cell>
              <table:table-cell office:value-type="float" office:value="0.822305500507">
                <text:p>0.822305500507</text:p>
              </table:table-cell>
              <table:table-cell office:value-type="float" office:value="7.39">
                <text:p>7.39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4.8">
                <text:p>24.8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9962044">
                <text:p>0.661049962044</text:p>
              </table:table-cell>
              <table:table-cell office:value-type="float" office:value="25.74">
                <text:p>25.74</text:p>
              </table:table-cell>
              <table:table-cell office:value-type="float" office:value="0.8229367733">
                <text:p>0.8229367733</text:p>
              </table:table-cell>
              <table:table-cell office:value-type="float" office:value="20.6">
                <text:p>20.6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5.13">
                <text:p>25.13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425909519">
                <text:p>0.664425909519</text:p>
              </table:table-cell>
              <table:table-cell office:value-type="float" office:value="26.17">
                <text:p>26.17</text:p>
              </table:table-cell>
              <table:table-cell office:value-type="float" office:value="0.824150264263">
                <text:p>0.824150264263</text:p>
              </table:table-cell>
              <table:table-cell office:value-type="float" office:value="12.06">
                <text:p>12.06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4.94">
                <text:p>24.94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71860218">
                <text:p>0.66671860218</text:p>
              </table:table-cell>
              <table:table-cell office:value-type="float" office:value="25.39">
                <text:p>25.39</text:p>
              </table:table-cell>
              <table:table-cell office:value-type="float" office:value="0.830482542515">
                <text:p>0.830482542515</text:p>
              </table:table-cell>
              <table:table-cell office:value-type="float" office:value="7.68">
                <text:p>7.68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5.08">
                <text:p>25.08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134633064">
                <text:p>0.677134633064</text:p>
              </table:table-cell>
              <table:table-cell office:value-type="float" office:value="25.94">
                <text:p>25.94</text:p>
              </table:table-cell>
              <table:table-cell office:value-type="float" office:value="0.831612348557">
                <text:p>0.831612348557</text:p>
              </table:table-cell>
              <table:table-cell office:value-type="float" office:value="14.33">
                <text:p>14.33</text:p>
              </table:table-cell>
              <table:table-cell office:value-type="float" office:value="0.700000524521">
                <text:p>0.700000524521</text:p>
              </table:table-cell>
              <table:table-cell office:value-type="float" office:value="24.84">
                <text:p>24.84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471811771">
                <text:p>0.682471811771</text:p>
              </table:table-cell>
              <table:table-cell office:value-type="float" office:value="25.58">
                <text:p>25.58</text:p>
              </table:table-cell>
              <table:table-cell office:value-type="float" office:value="0.833659231663">
                <text:p>0.833659231663</text:p>
              </table:table-cell>
              <table:table-cell office:value-type="float" office:value="2.51">
                <text:p>2.51</text:p>
              </table:table-cell>
              <table:table-cell office:value-type="float" office:value="0.700000524521">
                <text:p>0.700000524521</text:p>
              </table:table-cell>
              <table:table-cell office:value-type="float" office:value="25.09">
                <text:p>25.09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544203043">
                <text:p>0.68544203043</text:p>
              </table:table-cell>
              <table:table-cell office:value-type="float" office:value="25.63">
                <text:p>25.63</text:p>
              </table:table-cell>
              <table:table-cell office:value-type="float" office:value="0.836353957653">
                <text:p>0.836353957653</text:p>
              </table:table-cell>
              <table:table-cell office:value-type="float" office:value="6.91">
                <text:p>6.91</text:p>
              </table:table-cell>
              <table:table-cell office:value-type="float" office:value="0.700000524521">
                <text:p>0.700000524521</text:p>
              </table:table-cell>
              <table:table-cell office:value-type="float" office:value="25.03">
                <text:p>25.03</text:p>
              </table:table-cell>
              <table:table-cell office:value-type="float" office:value="0.700000405312">
                <text:p>0.700000405312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428052425">
                <text:p>0.692428052425</text:p>
              </table:table-cell>
              <table:table-cell office:value-type="float" office:value="25.93">
                <text:p>25.93</text:p>
              </table:table-cell>
              <table:table-cell office:value-type="float" office:value="0.837429702282">
                <text:p>0.837429702282</text:p>
              </table:table-cell>
              <table:table-cell office:value-type="float" office:value="6.66">
                <text:p>6.66</text:p>
              </table:table-cell>
              <table:table-cell office:value-type="float" office:value="0.700000524521">
                <text:p>0.700000524521</text:p>
              </table:table-cell>
              <table:table-cell office:value-type="float" office:value="25.21">
                <text:p>25.21</text:p>
              </table:table-cell>
              <table:table-cell office:value-type="float" office:value="0.799971103668">
                <text:p>0.799971103668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17617512">
                <text:p>0.699217617512</text:p>
              </table:table-cell>
              <table:table-cell office:value-type="float" office:value="25.29">
                <text:p>25.29</text:p>
              </table:table-cell>
              <table:table-cell office:value-type="float" office:value="0.842521011829">
                <text:p>0.842521011829</text:p>
              </table:table-cell>
              <table:table-cell office:value-type="float" office:value="3.17">
                <text:p>3.17</text:p>
              </table:table-cell>
              <table:table-cell office:value-type="float" office:value="0.700000524521">
                <text:p>0.700000524521</text:p>
              </table:table-cell>
              <table:table-cell office:value-type="float" office:value="25.04">
                <text:p>25.04</text:p>
              </table:table-cell>
              <table:table-cell office:value-type="float" office:value="0.799994528294">
                <text:p>0.799994528294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4274654388">
                <text:p>0.704274654388</text:p>
              </table:table-cell>
              <table:table-cell office:value-type="float" office:value="24.98">
                <text:p>24.98</text:p>
              </table:table-cell>
              <table:table-cell office:value-type="float" office:value="0.842679738998">
                <text:p>0.842679738998</text:p>
              </table:table-cell>
              <table:table-cell office:value-type="float" office:value="5.85">
                <text:p>5.85</text:p>
              </table:table-cell>
              <table:table-cell office:value-type="float" office:value="0.799900054932">
                <text:p>0.799900054932</text:p>
              </table:table-cell>
              <table:table-cell office:value-type="float" office:value="21.4">
                <text:p>21.4</text:p>
              </table:table-cell>
              <table:table-cell office:value-type="float" office:value="0.800000965595">
                <text:p>0.800000965595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774745464">
                <text:p>0.708774745464</text:p>
              </table:table-cell>
              <table:table-cell office:value-type="float" office:value="25.76">
                <text:p>25.76</text:p>
              </table:table-cell>
              <table:table-cell office:value-type="float" office:value="0.844593167305">
                <text:p>0.844593167305</text:p>
              </table:table-cell>
              <table:table-cell office:value-type="float" office:value="4.47">
                <text:p>4.47</text:p>
              </table:table-cell>
              <table:table-cell office:value-type="float" office:value="0.799987733364">
                <text:p>0.799987733364</text:p>
              </table:table-cell>
              <table:table-cell office:value-type="float" office:value="5.49">
                <text:p>5.49</text:p>
              </table:table-cell>
              <table:table-cell office:value-type="float" office:value="0.800000965595">
                <text:p>0.800000965595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176820755">
                <text:p>0.715176820755</text:p>
              </table:table-cell>
              <table:table-cell office:value-type="float" office:value="25.94">
                <text:p>25.94</text:p>
              </table:table-cell>
              <table:table-cell office:value-type="float" office:value="0.847856581211">
                <text:p>0.847856581211</text:p>
              </table:table-cell>
              <table:table-cell office:value-type="float" office:value="2.65">
                <text:p>2.65</text:p>
              </table:table-cell>
              <table:table-cell office:value-type="float" office:value="0.799999296665">
                <text:p>0.799999296665</text:p>
              </table:table-cell>
              <table:table-cell office:value-type="float" office:value="20.29">
                <text:p>20.29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55876255">
                <text:p>0.72055876255</text:p>
              </table:table-cell>
              <table:table-cell office:value-type="float" office:value="25.52">
                <text:p>25.52</text:p>
              </table:table-cell>
              <table:table-cell office:value-type="float" office:value="0.849018335342">
                <text:p>0.849018335342</text:p>
              </table:table-cell>
              <table:table-cell office:value-type="float" office:value="16.32">
                <text:p>16.32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12">
                <text:p>22.12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296888828">
                <text:p>0.727296888828</text:p>
              </table:table-cell>
              <table:table-cell office:value-type="float" office:value="25.32">
                <text:p>25.32</text:p>
              </table:table-cell>
              <table:table-cell office:value-type="float" office:value="0.850210726261">
                <text:p>0.850210726261</text:p>
              </table:table-cell>
              <table:table-cell office:value-type="float" office:value="1.12">
                <text:p>1.12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4.44">
                <text:p>24.44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617901802">
                <text:p>0.733617901802</text:p>
              </table:table-cell>
              <table:table-cell office:value-type="float" office:value="25.48">
                <text:p>25.48</text:p>
              </table:table-cell>
              <table:table-cell office:value-type="float" office:value="0.854529857635">
                <text:p>0.854529857635</text:p>
              </table:table-cell>
              <table:table-cell office:value-type="float" office:value="2.53">
                <text:p>2.53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4.11">
                <text:p>24.11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92">
                <text:p>22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513166904">
                <text:p>0.743513166904</text:p>
              </table:table-cell>
              <table:table-cell office:value-type="float" office:value="25.26">
                <text:p>25.26</text:p>
              </table:table-cell>
              <table:table-cell office:value-type="float" office:value="0.85502076149">
                <text:p>0.85502076149</text:p>
              </table:table-cell>
              <table:table-cell office:value-type="float" office:value="21.81">
                <text:p>21.81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4.54">
                <text:p>24.54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4411349297">
                <text:p>0.744411349297</text:p>
              </table:table-cell>
              <table:table-cell office:value-type="float" office:value="25.17">
                <text:p>25.17</text:p>
              </table:table-cell>
              <table:table-cell office:value-type="float" office:value="0.859415471554">
                <text:p>0.859415471554</text:p>
              </table:table-cell>
              <table:table-cell office:value-type="float" office:value="0.84">
                <text:p>0.84</text:p>
              </table:table-cell>
              <table:table-cell office:value-type="float" office:value="0.800001084805">
                <text:p>0.800001084805</text:p>
              </table:table-cell>
              <table:table-cell office:value-type="float" office:value="24.14">
                <text:p>24.14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787258148">
                <text:p>0.750787258148</text:p>
              </table:table-cell>
              <table:table-cell office:value-type="float" office:value="24.94">
                <text:p>24.94</text:p>
              </table:table-cell>
              <table:table-cell office:value-type="float" office:value="0.860311746597">
                <text:p>0.860311746597</text:p>
              </table:table-cell>
              <table:table-cell office:value-type="float" office:value="17.68">
                <text:p>17.68</text:p>
              </table:table-cell>
              <table:table-cell office:value-type="float" office:value="0.800001084805">
                <text:p>0.800001084805</text:p>
              </table:table-cell>
              <table:table-cell office:value-type="float" office:value="24.55">
                <text:p>24.55</text:p>
              </table:table-cell>
              <table:table-cell office:value-type="float" office:value="0.8000010252">
                <text:p>0.8000010252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2149581909">
                <text:p>0.752149581909</text:p>
              </table:table-cell>
              <table:table-cell office:value-type="float" office:value="25.02">
                <text:p>25.02</text:p>
              </table:table-cell>
              <table:table-cell office:value-type="float" office:value="0.863357961178">
                <text:p>0.863357961178</text:p>
              </table:table-cell>
              <table:table-cell office:value-type="float" office:value="1.59">
                <text:p>1.59</text:p>
              </table:table-cell>
              <table:table-cell office:value-type="float" office:value="0.800001084805">
                <text:p>0.800001084805</text:p>
              </table:table-cell>
              <table:table-cell office:value-type="float" office:value="24.56">
                <text:p>24.56</text:p>
              </table:table-cell>
              <table:table-cell office:value-type="float" office:value="0.899967074394">
                <text:p>0.899967074394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317320824">
                <text:p>0.765317320824</text:p>
              </table:table-cell>
              <table:table-cell office:value-type="float" office:value="25.12">
                <text:p>25.12</text:p>
              </table:table-cell>
              <table:table-cell office:value-type="float" office:value="0.865615606308">
                <text:p>0.865615606308</text:p>
              </table:table-cell>
              <table:table-cell office:value-type="float" office:value="0.87">
                <text:p>0.87</text:p>
              </table:table-cell>
              <table:table-cell office:value-type="float" office:value="0.800001084805">
                <text:p>0.800001084805</text:p>
              </table:table-cell>
              <table:table-cell office:value-type="float" office:value="24">
                <text:p>24</text:p>
              </table:table-cell>
              <table:table-cell office:value-type="float" office:value="0.899993181229">
                <text:p>0.89999318122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7930746078">
                <text:p>0.767930746078</text:p>
              </table:table-cell>
              <table:table-cell office:value-type="float" office:value="24.89">
                <text:p>24.89</text:p>
              </table:table-cell>
              <table:table-cell office:value-type="float" office:value="0.868887484074">
                <text:p>0.868887484074</text:p>
              </table:table-cell>
              <table:table-cell office:value-type="float" office:value="16.01">
                <text:p>16.01</text:p>
              </table:table-cell>
              <table:table-cell office:value-type="float" office:value="0.800001144409">
                <text:p>0.800001144409</text:p>
              </table:table-cell>
              <table:table-cell office:value-type="float" office:value="24.63">
                <text:p>24.63</text:p>
              </table:table-cell>
              <table:table-cell office:value-type="float" office:value="0.900000631809">
                <text:p>0.900000631809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920118809">
                <text:p>0.773920118809</text:p>
              </table:table-cell>
              <table:table-cell office:value-type="float" office:value="24.74">
                <text:p>24.74</text:p>
              </table:table-cell>
              <table:table-cell office:value-type="float" office:value="0.8712849617">
                <text:p>0.8712849617</text:p>
              </table:table-cell>
              <table:table-cell office:value-type="float" office:value="1.57">
                <text:p>1.57</text:p>
              </table:table-cell>
              <table:table-cell office:value-type="float" office:value="0.899888753891">
                <text:p>0.899888753891</text:p>
              </table:table-cell>
              <table:table-cell office:value-type="float" office:value="14.8">
                <text:p>14.8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3780515194">
                <text:p>0.783780515194</text:p>
              </table:table-cell>
              <table:table-cell office:value-type="float" office:value="25.08">
                <text:p>25.08</text:p>
              </table:table-cell>
              <table:table-cell office:value-type="float" office:value="0.872429609299">
                <text:p>0.872429609299</text:p>
              </table:table-cell>
              <table:table-cell office:value-type="float" office:value="0.81">
                <text:p>0.81</text:p>
              </table:table-cell>
              <table:table-cell office:value-type="float" office:value="0.899986147881">
                <text:p>0.899986147881</text:p>
              </table:table-cell>
              <table:table-cell office:value-type="float" office:value="13.56">
                <text:p>13.56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9804279804">
                <text:p>0.789804279804</text:p>
              </table:table-cell>
              <table:table-cell office:value-type="float" office:value="25.06">
                <text:p>25.06</text:p>
              </table:table-cell>
              <table:table-cell office:value-type="float" office:value="0.874766111374">
                <text:p>0.874766111374</text:p>
              </table:table-cell>
              <table:table-cell office:value-type="float" office:value="0.59">
                <text:p>0.59</text:p>
              </table:table-cell>
              <table:table-cell office:value-type="float" office:value="0.900000095367">
                <text:p>0.900000095367</text:p>
              </table:table-cell>
              <table:table-cell office:value-type="float" office:value="13.78">
                <text:p>13.78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103537083">
                <text:p>0.796103537083</text:p>
              </table:table-cell>
              <table:table-cell office:value-type="float" office:value="24.51">
                <text:p>24.51</text:p>
              </table:table-cell>
              <table:table-cell office:value-type="float" office:value="0.876834511757">
                <text:p>0.876834511757</text:p>
              </table:table-cell>
              <table:table-cell office:value-type="float" office:value="2.79">
                <text:p>2.79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2.89">
                <text:p>22.89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6991692">
                <text:p>0.800186991692</text:p>
              </table:table-cell>
              <table:table-cell office:value-type="float" office:value="24.15">
                <text:p>24.15</text:p>
              </table:table-cell>
              <table:table-cell office:value-type="float" office:value="0.881281733513">
                <text:p>0.881281733513</text:p>
              </table:table-cell>
              <table:table-cell office:value-type="float" office:value="0.51">
                <text:p>0.51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3.26">
                <text:p>23.26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998478413">
                <text:p>0.807998478413</text:p>
              </table:table-cell>
              <table:table-cell office:value-type="float" office:value="24.52">
                <text:p>24.52</text:p>
              </table:table-cell>
              <table:table-cell office:value-type="float" office:value="0.884540736675">
                <text:p>0.884540736675</text:p>
              </table:table-cell>
              <table:table-cell office:value-type="float" office:value="14.22">
                <text:p>14.22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1.79">
                <text:p>21.79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214633942">
                <text:p>0.815214633942</text:p>
              </table:table-cell>
              <table:table-cell office:value-type="float" office:value="24.06">
                <text:p>24.06</text:p>
              </table:table-cell>
              <table:table-cell office:value-type="float" office:value="0.886802256107">
                <text:p>0.886802256107</text:p>
              </table:table-cell>
              <table:table-cell office:value-type="float" office:value="2.1">
                <text:p>2.1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2.6">
                <text:p>22.6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867810726">
                <text:p>0.822867810726</text:p>
              </table:table-cell>
              <table:table-cell office:value-type="float" office:value="24.27">
                <text:p>24.27</text:p>
              </table:table-cell>
              <table:table-cell office:value-type="float" office:value="0.887131631374">
                <text:p>0.887131631374</text:p>
              </table:table-cell>
              <table:table-cell office:value-type="float" office:value="1.41">
                <text:p>1.41</text:p>
              </table:table-cell>
              <table:table-cell office:value-type="float" office:value="0.900000751019">
                <text:p>0.900000751019</text:p>
              </table:table-cell>
              <table:table-cell office:value-type="float" office:value="17.7">
                <text:p>17.7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33257246">
                <text:p>0.83533257246</text:p>
              </table:table-cell>
              <table:table-cell office:value-type="float" office:value="24.23">
                <text:p>24.23</text:p>
              </table:table-cell>
              <table:table-cell office:value-type="float" office:value="0.891255438328">
                <text:p>0.891255438328</text:p>
              </table:table-cell>
              <table:table-cell office:value-type="float" office:value="0.98">
                <text:p>0.98</text:p>
              </table:table-cell>
              <table:table-cell office:value-type="float" office:value="0.900000751019">
                <text:p>0.900000751019</text:p>
              </table:table-cell>
              <table:table-cell office:value-type="float" office:value="23.13">
                <text:p>23.13</text:p>
              </table:table-cell>
              <table:table-cell office:value-type="float" office:value="0.900000691414">
                <text:p>0.900000691414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732812881">
                <text:p>0.840732812881</text:p>
              </table:table-cell>
              <table:table-cell office:value-type="float" office:value="24.15">
                <text:p>24.15</text:p>
              </table:table-cell>
              <table:table-cell office:value-type="float" office:value="0.89327943325">
                <text:p>0.89327943325</text:p>
              </table:table-cell>
              <table:table-cell office:value-type="float" office:value="19.31">
                <text:p>19.31</text:p>
              </table:table-cell>
              <table:table-cell office:value-type="float" office:value="0.900000751019">
                <text:p>0.900000751019</text:p>
              </table:table-cell>
              <table:table-cell office:value-type="float" office:value="22.72">
                <text:p>22.72</text:p>
              </table:table-cell>
              <table:table-cell office:value-type="float" office:value="0.949992895126">
                <text:p>0.949992895126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87165308">
                <text:p>0.84387165308</text:p>
              </table:table-cell>
              <table:table-cell office:value-type="float" office:value="23.87">
                <text:p>23.87</text:p>
              </table:table-cell>
              <table:table-cell office:value-type="float" office:value="0.894801914692">
                <text:p>0.894801914692</text:p>
              </table:table-cell>
              <table:table-cell office:value-type="float" office:value="0.73">
                <text:p>0.73</text:p>
              </table:table-cell>
              <table:table-cell office:value-type="float" office:value="0.900000751019">
                <text:p>0.900000751019</text:p>
              </table:table-cell>
              <table:table-cell office:value-type="float" office:value="23">
                <text:p>23</text:p>
              </table:table-cell>
              <table:table-cell office:value-type="float" office:value="0.950000464916">
                <text:p>0.950000464916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7429811954">
                <text:p>0.847429811954</text:p>
              </table:table-cell>
              <table:table-cell office:value-type="float" office:value="23.75">
                <text:p>23.75</text:p>
              </table:table-cell>
              <table:table-cell office:value-type="float" office:value="0.900697767735">
                <text:p>0.900697767735</text:p>
              </table:table-cell>
              <table:table-cell office:value-type="float" office:value="0.27">
                <text:p>0.27</text:p>
              </table:table-cell>
              <table:table-cell office:value-type="float" office:value="0.900000810623">
                <text:p>0.900000810623</text:p>
              </table:table-cell>
              <table:table-cell office:value-type="float" office:value="23.23">
                <text:p>23.23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137568951">
                <text:p>0.861137568951</text:p>
              </table:table-cell>
              <table:table-cell office:value-type="float" office:value="23.38">
                <text:p>23.38</text:p>
              </table:table-cell>
              <table:table-cell office:value-type="float" office:value="0.903463542461">
                <text:p>0.903463542461</text:p>
              </table:table-cell>
              <table:table-cell office:value-type="float" office:value="6.29">
                <text:p>6.29</text:p>
              </table:table-cell>
              <table:table-cell office:value-type="float" office:value="0.949881792068">
                <text:p>0.949881792068</text:p>
              </table:table-cell>
              <table:table-cell office:value-type="float" office:value="11.83">
                <text:p>11.83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761456728">
                <text:p>0.86761456728</text:p>
              </table:table-cell>
              <table:table-cell office:value-type="float" office:value="23.54">
                <text:p>23.54</text:p>
              </table:table-cell>
              <table:table-cell office:value-type="float" office:value="0.907032430172">
                <text:p>0.907032430172</text:p>
              </table:table-cell>
              <table:table-cell office:value-type="float" office:value="0.3">
                <text:p>0.3</text:p>
              </table:table-cell>
              <table:table-cell office:value-type="float" office:value="0.949985444546">
                <text:p>0.949985444546</text:p>
              </table:table-cell>
              <table:table-cell office:value-type="float" office:value="8.5">
                <text:p>8.5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9241893291">
                <text:p>0.869241893291</text:p>
              </table:table-cell>
              <table:table-cell office:value-type="float" office:value="23.14">
                <text:p>23.14</text:p>
              </table:table-cell>
              <table:table-cell office:value-type="float" office:value="0.907833635807">
                <text:p>0.907833635807</text:p>
              </table:table-cell>
              <table:table-cell office:value-type="float" office:value="0.38">
                <text:p>0.38</text:p>
              </table:table-cell>
              <table:table-cell office:value-type="float" office:value="0.949999928474">
                <text:p>0.949999928474</text:p>
              </table:table-cell>
              <table:table-cell office:value-type="float" office:value="7.01">
                <text:p>7.01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2563233376">
                <text:p>0.882563233376</text:p>
              </table:table-cell>
              <table:table-cell office:value-type="float" office:value="22.7">
                <text:p>22.7</text:p>
              </table:table-cell>
              <table:table-cell office:value-type="float" office:value="0.907960176468">
                <text:p>0.907960176468</text:p>
              </table:table-cell>
              <table:table-cell office:value-type="float" office:value="18.5">
                <text:p>18.5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9.04">
                <text:p>19.04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639258385">
                <text:p>0.889639258385</text:p>
              </table:table-cell>
              <table:table-cell office:value-type="float" office:value="22.55">
                <text:p>22.55</text:p>
              </table:table-cell>
              <table:table-cell office:value-type="float" office:value="0.909615457058">
                <text:p>0.909615457058</text:p>
              </table:table-cell>
              <table:table-cell office:value-type="float" office:value="4.03">
                <text:p>4.03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20.45">
                <text:p>20.45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202522278">
                <text:p>0.890202522278</text:p>
              </table:table-cell>
              <table:table-cell office:value-type="float" office:value="22.97">
                <text:p>22.97</text:p>
              </table:table-cell>
              <table:table-cell office:value-type="float" office:value="0.91165882349">
                <text:p>0.91165882349</text:p>
              </table:table-cell>
              <table:table-cell office:value-type="float" office:value="0.18">
                <text:p>0.18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9.19">
                <text:p>19.19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870318413">
                <text:p>0.905870318413</text:p>
              </table:table-cell>
              <table:table-cell office:value-type="float" office:value="22.14">
                <text:p>2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20.32">
                <text:p>20.32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827589989">
                <text:p>0.909827589989</text:p>
              </table:table-cell>
              <table:table-cell office:value-type="float" office:value="21.23">
                <text:p>21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584126">
                <text:p>0.950000584126</text:p>
              </table:table-cell>
              <table:table-cell office:value-type="float" office:value="14.7">
                <text:p>14.7</text:p>
              </table:table-cell>
              <table:table-cell office:value-type="float" office:value="0.950000524521">
                <text:p>0.950000524521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579148293">
                <text:p>0.919579148293</text:p>
              </table:table-cell>
              <table:table-cell office:value-type="float" office:value="21.48">
                <text:p>21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584126">
                <text:p>0.950000584126</text:p>
              </table:table-cell>
              <table:table-cell office:value-type="float" office:value="20.48">
                <text:p>20.48</text:p>
              </table:table-cell>
              <table:table-cell office:value-type="float" office:value="0.979986011982">
                <text:p>0.97998601198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5555229187">
                <text:p>0.925555229187</text:p>
              </table:table-cell>
              <table:table-cell office:value-type="float" office:value="21.1">
                <text:p>2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584126">
                <text:p>0.950000584126</text:p>
              </table:table-cell>
              <table:table-cell office:value-type="float" office:value="20.2">
                <text:p>20.2</text:p>
              </table:table-cell>
              <table:table-cell office:value-type="float" office:value="0.980001211166">
                <text:p>0.98000121116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66420269">
                <text:p>0.93366420269</text:p>
              </table:table-cell>
              <table:table-cell office:value-type="float" office:value="21.24">
                <text:p>2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584126">
                <text:p>0.950000584126</text:p>
              </table:table-cell>
              <table:table-cell office:value-type="float" office:value="20.72">
                <text:p>20.72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1744685173">
                <text:p>0.941744685173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64373">
                <text:p>0.95000064373</text:p>
              </table:table-cell>
              <table:table-cell office:value-type="float" office:value="20.75">
                <text:p>20.75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438683033">
                <text:p>0.945438683033</text:p>
              </table:table-cell>
              <table:table-cell office:value-type="float" office:value="19.85">
                <text:p>1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879081249">
                <text:p>0.979879081249</text:p>
              </table:table-cell>
              <table:table-cell office:value-type="float" office:value="2.2">
                <text:p>2.2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818785191">
                <text:p>0.954818785191</text:p>
              </table:table-cell>
              <table:table-cell office:value-type="float" office:value="19.69">
                <text:p>1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986011982">
                <text:p>0.979986011982</text:p>
              </table:table-cell>
              <table:table-cell office:value-type="float" office:value="7.25">
                <text:p>7.25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9567964077">
                <text:p>0.959567964077</text:p>
              </table:table-cell>
              <table:table-cell office:value-type="float" office:value="19.39">
                <text:p>19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999423027">
                <text:p>0.979999423027</text:p>
              </table:table-cell>
              <table:table-cell office:value-type="float" office:value="5.01">
                <text:p>5.01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7341005802">
                <text:p>0.967341005802</text:p>
              </table:table-cell>
              <table:table-cell office:value-type="float" office:value="18.81">
                <text:p>1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7.98">
                <text:p>7.98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9.9">
                <text:p>9.9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16.01">
                <text:p>16.01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15.31">
                <text:p>15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15.73">
                <text:p>1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14.23">
                <text:p>14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001270771">
                <text:p>0.980001270771</text:p>
              </table:table-cell>
              <table:table-cell office:value-type="float" office:value="16.05">
                <text:p>16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